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20000009000033F700004F967B93EAD8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3.067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1.893cm"/>
    </style:style>
    <style:style style:name="co6" style:family="table-column">
      <style:table-column-properties fo:break-before="auto" style:column-width="0.848cm"/>
    </style:style>
    <style:style style:name="co7" style:family="table-column">
      <style:table-column-properties fo:break-before="auto" style:column-width="0.75cm"/>
    </style:style>
    <style:style style:name="co8" style:family="table-column">
      <style:table-column-properties fo:break-before="auto" style:column-width="0.914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0.503cm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Config">
      <style:table-properties table:display="true" style:writing-mode="lr-tb" tableooo:tab-color="#dd0806"/>
    </style:style>
    <style:style style:name="ta3" style:family="table" style:master-page-name="PageStyle_5f_Data">
      <style:table-properties table:display="true" style:writing-mode="lr-tb" tableooo:tab-color="#0000d4"/>
    </style:style>
    <style:style style:name="ta4" style:family="table" style:master-page-name="PageStyle_5f_Graphs">
      <style:table-properties table:display="true" style:writing-mode="lr-tb" tableooo:tab-color="#ffff99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0.06pt solid #808080" style:direction="ltr" fo:padding="0.071cm" fo:border-right="0.06pt solid #80808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c0c0c0" style:direction="ltr" fo:padding="0.071cm" fo:border-right="0.06pt solid #ffffff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c0c0c0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c0c0c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fo:border-left="0.06pt solid #808080" fo:padding="0.071cm" fo:border-right="0.06pt solid #808080" style:rotation-align="none" fo:border-top="none"/>
    </style:style>
    <style:style style:name="ce9" style:family="table-cell" style:parent-style-name="Default" style:data-style-name="N100">
      <style:table-cell-properties fo:border-bottom="0.06pt solid #808080" style:diagonal-bl-tr="none" style:diagonal-tl-br="none" fo:border-left="0.06pt solid #808080" fo:padding="0.071cm" fo:border-right="0.06pt solid #808080" style:rotation-align="none" fo:border-top="none"/>
    </style:style>
    <style:style style:name="ce1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104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fo:border-bottom="none" style:diagonal-bl-tr="none" style:diagonal-tl-br="none" fo:border-left="0.06pt solid #808080" fo:padding="0.071cm" fo:border-right="none" style:rotation-align="none" fo:border-top="none"/>
    </style:style>
    <style:style style:name="ce17" style:family="table-cell" style:parent-style-name="Default" style:data-style-name="N100">
      <style:table-cell-properties fo:border-bottom="0.06pt solid #808080" style:diagonal-bl-tr="none" style:diagonal-tl-br="none" fo:border-left="0.06pt solid #808080" fo:padding="0.071cm" fo:border-right="none" style:rotation-align="none" fo:border-top="none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value-type" style:repeat-content="false" fo:wrap-option="no-wrap" fo:border-left="0.06pt solid #ffffff" style:direction="ltr" fo:padding="0.071cm" fo:border-right="0.06pt solid #ffffff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c0c0c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1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1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28" style:family="table-cell" style:parent-style-name="Default" style:data-style-name="N10105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 style:data-style-name="N10104">
      <style:table-cell-properties style:diagonal-bl-tr="none" style:diagonal-tl-br="none" fo:border="none" fo:padding="0.071cm" style:rotation-align="none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justify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none" fo:background-color="#c0c0c0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c0c0c0" fo:padding="0.071cm" style:rotation-align="none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2.822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104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46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justify" style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style:diagonal-bl-tr="none" style:diagonal-tl-br="none" fo:border="0.06pt solid #c0c0c0" fo:padding="0.071cm" style:rotation-align="none"/>
      <style:map style:condition="cell-content()=[$Data.$AN$6]" style:apply-style-name="Excel_5f_CondFormat_5f_3_5f_3_5f_1" style:base-cell-address="Data.F10"/>
      <style:map style:condition="cell-content()=[$Data.$AN$7]" style:apply-style-name="Excel_5f_CondFormat_5f_3_5f_3_5f_2" style:base-cell-address="Data.F10"/>
      <style:map style:condition="cell-content()=[$Data.$AN$8]" style:apply-style-name="Excel_5f_CondFormat_5f_3_5f_3_5f_3" style:base-cell-address="Data.F10"/>
    </style:style>
    <style:style style:name="ce49" style:family="table-cell" style:parent-style-name="Default">
      <style:table-cell-properties fo:padding="0.071cm"/>
      <style:map style:condition="cell-content()=[$Data.$AN$6]" style:apply-style-name="Excel_5f_CondFormat_5f_3_5f_1_5f_1" style:base-cell-address="Data.F1001"/>
      <style:map style:condition="cell-content()=[$Data.$AN$7]" style:apply-style-name="Excel_5f_CondFormat_5f_3_5f_1_5f_2" style:base-cell-address="Data.F1001"/>
      <style:map style:condition="cell-content()=[$Data.$AN$8]" style:apply-style-name="Excel_5f_CondFormat_5f_3_5f_1_5f_3" style:base-cell-address="Data.F1001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3_5f_2_5f_1" style:base-cell-address="Data.H4"/>
      <style:map style:condition="cell-content()=&quot;D&quot;" style:apply-style-name="Excel_5f_CondFormat_5f_3_5f_2_5f_2" style:base-cell-address="Data.H4"/>
    </style:style>
    <style:style style:name="ce53" style:family="table-cell" style:parent-style-name="Default" style:data-style-name="N10105">
      <style:table-cell-properties style:glyph-orientation-vertical="0" fo:background-color="#ffffcc" style:diagonal-bl-tr="none" style:diagonal-tl-br="none" style:text-align-source="fix" style:repeat-content="false" fo:wrap-option="wrap" fo:border="0.06pt solid #c0c0c0" style:direction="ltr" fo:padding="0.071cm" style:rotation-angle="90" style:rotation-align="bottom" style:shrink-to-fit="false" style:vertical-align="justify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6pt solid #c0c0c0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55" style:family="table-cell" style:parent-style-name="Default">
      <style:table-cell-properties fo:background-color="#ffff99"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8" style:family="table-cell" style:parent-style-name="Default" style:data-style-name="N10105">
      <style:table-cell-properties fo:padding="0.071cm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diagonal-bl-tr="none" style:diagonal-tl-br="none" fo:background-color="transparent" fo:border="0.06pt solid #c0c0c0" fo:padding="0.071cm" style:rotation-align="none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S&quot;" style:apply-style-name="Excel_5f_CondFormat_5f_3_5f_2_5f_1" style:base-cell-address="Data.H4"/>
      <style:map style:condition="cell-content()=&quot;D&quot;" style:apply-style-name="Excel_5f_CondFormat_5f_3_5f_2_5f_2" style:base-cell-address="Data.H4"/>
    </style:style>
    <style:style style:name="ce62" style:family="table-cell" style:parent-style-name="Default" style:data-style-name="N10105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justify" style:vertical-justify="auto"/>
      <style:paragraph-properties fo:text-align="center" css3t:text-justify="auto" fo:margin-left="0cm" style:writing-mode="page"/>
    </style:style>
    <style:style style:name="ce6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64" style:family="table-cell" style:parent-style-name="Default">
      <style:table-cell-properties fo:background-color="transparent" fo:padding="0.071cm"/>
    </style:style>
    <style:style style:name="ce65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0" style:family="table-cell" style:parent-style-name="Default" style:data-style-name="N10105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">
      <style:table-cell-properties fo:padding="0.071cm"/>
    </style:style>
    <style:style style:name="ce7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6" style:family="table-cell" style:parent-style-name="Default" style:data-style-name="N10104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7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808080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2" style:family="table-cell" style:parent-style-name="Default" style:data-style-name="N10104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3" style:family="table-cell" style:parent-style-name="Default" style:data-style-name="N10104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31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Data.$AM$6:.$AM$18])" table:allow-empty-cell="true" table:display-list="unsorted" table:base-cell-address="Data.E1001">
          <table:error-message table:message-type="stop" table:display="true"/>
        </table:content-validation>
        <table:content-validation table:name="val5" table:condition="of:cell-content-is-in-list([$Data.$AN$6:.$AN$18])" table:allow-empty-cell="true" table:display-list="unsorted" table:base-cell-address="Data.F1001">
          <table:error-message table:message-type="stop" table:display="true"/>
        </table:content-validation>
        <table:content-validation table:name="val6" table:condition="of:cell-content-is-in-list([$Data.$AO$6:.$AO$18])" table:allow-empty-cell="true" table:display-list="unsorted" table:base-cell-address="Data.G1001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Instructions.G50" table:end-x="1.803cm" table:end-y="0.424cm" draw:z-index="0" draw:name="Picture 15" draw:style-name="gr1" draw:text-style-name="P1" svg:width="14.799cm" svg:height="21.096cm" svg:x="0cm" svg:y="0.071cm">
              <draw:image xlink:href="Pictures/20000009000033F700004F967B93EAD8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2">
        <office:forms form:automatic-focus="false" form:apply-design-mode="false"/>
        <table:table-column table:style-name="co2" table:number-columns-repeated="4" table:default-cell-style-name="ce1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User stori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1">
            <text:p>Proyect</text:p>
          </table:table-cell>
          <table:covered-table-cell table:number-columns-repeated="2" table:style-name="ce10"/>
          <table:covered-table-cell table:style-name="ce21"/>
          <table:table-cell/>
          <table:table-cell office:value-type="string" calcext:value-type="string">
            <text:p>1. Visualize a decent webpage on client side, not only text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4" table:number-rows-spanned="1">
            <text:p>Name of the project</text:p>
          </table:table-cell>
          <table:covered-table-cell table:number-columns-repeated="2" table:style-name="ce11"/>
          <table:covered-table-cell table:style-name="ce22"/>
          <table:table-cell/>
          <table:table-cell table:style-name="ce29" office:value-type="string" calcext:value-type="string">
            <text:p>2. Show up some graph related to the projec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print Number</text:p>
          </table:table-cell>
          <table:table-cell table:style-name="ce12" office:value-type="string" calcext:value-type="string">
            <text:p>Start date</text:p>
          </table:table-cell>
          <table:table-cell table:style-name="ce12" office:value-type="string" calcext:value-type="string">
            <text:p>Days</text:p>
          </table:table-cell>
          <table:table-cell table:style-name="ce23" office:value-type="string" calcext:value-type="string">
            <text:p>Working days</text:p>
          </table:table-cell>
          <table:table-cell table:number-columns-repeated="1020"/>
        </table:table-row>
        <table:table-row table:style-name="ro3">
          <table:table-cell table:style-name="ce5" table:content-validation-name="val1" office:value-type="float" office:value="2" calcext:value-type="float">
            <text:p>2</text:p>
          </table:table-cell>
          <table:table-cell table:style-name="ce13" table:content-validation-name="val2" office:value-type="float" office:value="41726" calcext:value-type="float">
            <text:p>28-mar-14</text:p>
          </table:table-cell>
          <table:table-cell table:style-name="ce18" table:content-validation-name="val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TASKS</text:p>
          </table:table-cell>
          <table:covered-table-cell table:style-name="ce14"/>
          <table:table-cell table:style-name="ce19" office:value-type="string" calcext:value-type="string" table:number-columns-spanned="1" table:number-rows-spanned="2">
            <text:p>TEAM</text:p>
          </table:table-cell>
          <table:table-cell table:style-name="ce24" office:value-type="string" calcext:value-type="string" table:number-columns-spanned="1" table:number-rows-spanned="2">
            <text:p>BANK HOLIDAY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YPES</text:p>
          </table:table-cell>
          <table:table-cell table:style-name="ce15" office:value-type="string" calcext:value-type="string">
            <text:p>STATUS</text:p>
          </table:table-cell>
          <table:covered-table-cell table:style-name="ce20"/>
          <table:covered-table-cell table:style-name="ce25"/>
          <table:table-cell table:number-columns-repeated="1020"/>
        </table:table-row>
        <table:table-row table:style-name="ro2">
          <table:table-cell table:style-name="ce8" office:value-type="string" calcext:value-type="string">
            <text:p>Analysis</text:p>
          </table:table-cell>
          <table:table-cell table:style-name="ce16" office:value-type="string" calcext:value-type="string">
            <text:p>Pending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Design</text:p>
          </table:table-cell>
          <table:table-cell table:style-name="ce16" office:value-type="string" calcext:value-type="string">
            <text:p>In progress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Code</text:p>
          </table:table-cell>
          <table:table-cell table:style-name="ce16" office:value-type="string" calcext:value-type="string">
            <text:p>Finished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3">
          <table:table-cell table:style-name="ce8" office:value-type="string" calcext:value-type="string">
            <text:p>Test</text:p>
          </table:table-cell>
          <table:table-cell table:style-name="ce16" office:value-type="string" calcext:value-type="string">
            <text:p>Removed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3">
          <table:table-cell table:style-name="ce8"/>
          <table:table-cell table:style-name="ce16"/>
          <table:table-cell table:style-name="ce8"/>
          <table:table-cell table:style-name="ce26"/>
          <table:table-cell table:number-columns-repeated="1020"/>
        </table:table-row>
        <table:table-row table:style-name="ro1" table:number-rows-repeated="6">
          <table:table-cell table:style-name="ce8"/>
          <table:table-cell table:style-name="ce16"/>
          <table:table-cell table:style-name="ce8"/>
          <table:table-cell table:style-name="ce27"/>
          <table:table-cell table:number-columns-repeated="1020"/>
        </table:table-row>
        <table:table-row table:style-name="ro1">
          <table:table-cell table:style-name="ce9"/>
          <table:table-cell table:style-name="ce17"/>
          <table:table-cell table:style-name="ce9"/>
          <table:table-cell table:style-name="ce28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30" table:number-columns-repeated="2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3">
        <office:forms form:automatic-focus="false" form:apply-design-mode="false"/>
        <table:table-column table:style-name="co3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7" table:default-cell-style-name="ce1"/>
        <table:table-column table:style-name="co6" table:number-columns-repeated="23" table:default-cell-style-name="ce1"/>
        <table:table-column table:style-name="co1" table:number-columns-repeated="6" table:default-cell-style-name="Default"/>
        <table:table-column table:style-name="co1" table:visibility="collapse" table:number-columns-repeated="3" table:default-cell-style-name="ce1"/>
        <table:table-column table:style-name="co1" table:number-columns-repeated="983" table:default-cell-style-name="Default"/>
        <table:table-row table:style-name="ro1">
          <table:table-cell table:style-name="ce31" table:number-columns-repeated="4"/>
          <table:table-cell table:number-columns-repeated="1020"/>
        </table:table-row>
        <table:table-row table:style-name="ro1">
          <table:table-cell table:style-name="ce31"/>
          <table:table-cell table:number-columns-repeated="1023"/>
        </table:table-row>
        <table:table-row table:style-name="ro1">
          <table:table-cell table:style-name="ce31"/>
          <table:table-cell/>
          <table:table-cell table:style-name="ce38" office:value-type="string" calcext:value-type="string">
            <text:p>SPRINT</text:p>
          </table:table-cell>
          <table:table-cell table:style-name="ce38" office:value-type="string" calcext:value-type="string">
            <text:p>START</text:p>
          </table:table-cell>
          <table:table-cell table:style-name="ce38" office:value-type="string" calcext:value-type="string">
            <text:p>DURATION</text:p>
          </table:table-cell>
          <table:table-cell table:number-columns-repeated="3"/>
          <table:table-cell table:style-name="ce58"/>
          <table:table-cell table:number-columns-repeated="1015"/>
        </table:table-row>
        <table:table-row table:style-name="ro1">
          <table:table-cell table:style-name="ce31" table:number-columns-repeated="2"/>
          <table:table-cell table:style-name="ce42" table:formula="of:=[$Config.A9]" office:value-type="float" office:value="2" calcext:value-type="float">
            <text:p>2</text:p>
          </table:table-cell>
          <table:table-cell table:style-name="ce43" table:formula="of:=[$Config.B9]" office:value-type="float" office:value="41726" calcext:value-type="float">
            <text:p>28-mar-14</text:p>
          </table:table-cell>
          <table:table-cell table:style-name="ce44" table:formula="of:=[$Config.C9]" office:value-type="float" office:value="4" calcext:value-type="float">
            <text:p>4</text:p>
          </table:table-cell>
          <table:table-cell table:number-columns-repeated="2"/>
          <table:table-cell table:style-name="ce52" table:formula="of:=IF([.H5]=&quot;&quot;;&quot; &quot;;CHOOSE(WEEKDAY([.H5];2);&quot;L&quot;;&quot;M&quot;;&quot;X&quot;;&quot;J&quot;;&quot;V&quot;;&quot;S&quot;;&quot;D&quot;))" office:value-type="string" office:string-value="V" calcext:value-type="string">
            <text:p>V</text:p>
          </table:table-cell>
          <table:table-cell table:style-name="ce52" table:formula="of:=IF([.I5]=&quot;&quot;;&quot; &quot;;CHOOSE(WEEKDAY([.I5];2);&quot;L&quot;;&quot;M&quot;;&quot;X&quot;;&quot;J&quot;;&quot;V&quot;;&quot;S&quot;;&quot;D&quot;))" office:value-type="string" office:string-value="S" calcext:value-type="string">
            <text:p>S</text:p>
          </table:table-cell>
          <table:table-cell table:style-name="ce52" table:formula="of:=IF([.J5]=&quot;&quot;;&quot; &quot;;CHOOSE(WEEKDAY([.J5];2);&quot;L&quot;;&quot;M&quot;;&quot;X&quot;;&quot;J&quot;;&quot;V&quot;;&quot;S&quot;;&quot;D&quot;))" office:value-type="string" office:string-value="D" calcext:value-type="string">
            <text:p>D</text:p>
          </table:table-cell>
          <table:table-cell table:style-name="ce52" table:formula="of:=IF([.K5]=&quot;&quot;;&quot; &quot;;CHOOSE(WEEKDAY([.K5];2);&quot;L&quot;;&quot;M&quot;;&quot;X&quot;;&quot;J&quot;;&quot;V&quot;;&quot;S&quot;;&quot;D&quot;))" office:value-type="string" office:string-value="L" calcext:value-type="string">
            <text:p>L</text:p>
          </table:table-cell>
          <table:table-cell table:style-name="ce52" table:formula="of:=IF([.L5]=&quot;&quot;;&quot; &quot;;CHOOSE(WEEKDAY([.L5];2);&quot;L&quot;;&quot;M&quot;;&quot;X&quot;;&quot;J&quot;;&quot;V&quot;;&quot;S&quot;;&quot;D&quot;))" office:value-type="string" office:string-value="M" calcext:value-type="string">
            <text:p>M</text:p>
          </table:table-cell>
          <table:table-cell table:style-name="ce52" table:formula="of:=IF([.M5]=&quot;&quot;;&quot; &quot;;CHOOSE(WEEKDAY([.M5];2);&quot;L&quot;;&quot;M&quot;;&quot;X&quot;;&quot;J&quot;;&quot;V&quot;;&quot;S&quot;;&quot;D&quot;))" office:value-type="string" office:string-value="X" calcext:value-type="string">
            <text:p>X</text:p>
          </table:table-cell>
          <table:table-cell table:style-name="ce52" table:formula="of:=IF([.N5]=&quot;&quot;;&quot; &quot;;CHOOSE(WEEKDAY([.N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2" table:formula="of:=IF([.O5]=&quot;&quot;;&quot; &quot;;CHOOSE(WEEKDAY([.O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2" table:formula="of:=IF([.P5]=&quot;&quot;;&quot; &quot;;CHOOSE(WEEKDAY([.P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2" table:formula="of:=IF([.Q5]=&quot;&quot;;&quot; &quot;;CHOOSE(WEEKDAY([.Q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2" table:formula="of:=IF([.R5]=&quot;&quot;;&quot; &quot;;CHOOSE(WEEKDAY([.R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2" table:formula="of:=IF([.S5]=&quot;&quot;;&quot; &quot;;CHOOSE(WEEKDAY([.S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2" table:formula="of:=IF([.T5]=&quot;&quot;;&quot; &quot;;CHOOSE(WEEKDAY([.T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2" table:formula="of:=IF([.U5]=&quot;&quot;;&quot; &quot;;CHOOSE(WEEKDAY([.U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2" table:formula="of:=IF([.V5]=&quot;&quot;;&quot; &quot;;CHOOSE(WEEKDAY([.V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2" table:formula="of:=IF([.W5]=&quot;&quot;;&quot; &quot;;CHOOSE(WEEKDAY([.W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2" table:formula="of:=IF([.X5]=&quot;&quot;;&quot; &quot;;CHOOSE(WEEKDAY([.X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2" table:formula="of:=IF([.Y5]=&quot;&quot;;&quot; &quot;;CHOOSE(WEEKDAY([.Y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2" table:formula="of:=IF([.Z5]=&quot;&quot;;&quot; &quot;;CHOOSE(WEEKDAY([.Z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2" table:formula="of:=IF([.AA5]=&quot;&quot;;&quot; &quot;;CHOOSE(WEEKDAY([.AA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2" table:formula="of:=IF([.AB5]=&quot;&quot;;&quot; &quot;;CHOOSE(WEEKDAY([.AB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2" table:formula="of:=IF([.AC5]=&quot;&quot;;&quot; &quot;;CHOOSE(WEEKDAY([.AC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2" table:formula="of:=IF([.AD5]=&quot;&quot;;&quot; &quot;;CHOOSE(WEEKDAY([.AD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52" table:formula="of:=IF([.AE5]=&quot;&quot;;&quot; &quot;;CHOOSE(WEEKDAY([.AE5];2);&quot;L&quot;;&quot;M&quot;;&quot;X&quot;;&quot;J&quot;;&quot;V&quot;;&quot;S&quot;;&quot;D&quot;))" office:value-type="string" office:string-value=" " calcext:value-type="string">
            <text:p><text:s/></text:p>
          </table:table-cell>
          <table:table-cell table:style-name="ce61"/>
          <table:table-cell table:number-columns-repeated="992"/>
        </table:table-row>
        <table:table-row table:style-name="ro4">
          <table:table-cell table:style-name="ce32" table:number-columns-repeated="7"/>
          <table:table-cell table:style-name="ce53" table:formula="of:=[$Config.B9]" office:value-type="float" office:value="41726" calcext:value-type="float">
            <text:p>28-mar</text:p>
          </table:table-cell>
          <table:table-cell table:style-name="ce53" table:formula="of:=[.H5]+1" office:value-type="float" office:value="41727" calcext:value-type="float">
            <text:p>29-mar</text:p>
          </table:table-cell>
          <table:table-cell table:style-name="ce53" table:formula="of:=[.I5]+1" office:value-type="float" office:value="41728" calcext:value-type="float">
            <text:p>30-mar</text:p>
          </table:table-cell>
          <table:table-cell table:style-name="ce53" table:formula="of:=[.J5]+1" office:value-type="float" office:value="41729" calcext:value-type="float">
            <text:p>31-mar</text:p>
          </table:table-cell>
          <table:table-cell table:style-name="ce53" table:formula="of:=[.K5]+1" office:value-type="float" office:value="41730" calcext:value-type="float">
            <text:p>1-abr</text:p>
          </table:table-cell>
          <table:table-cell table:style-name="ce53" table:formula="of:=IF(AND([.L5]&lt;DIA.LAB([.$D$4];[.$E$4])-1;[.L5]&lt;&gt;0);DIA.LAB([.L5];1;[$Config.$D$14:.$D$25]);&quot;&quot;)" office:value-type="float" office:value="41731" calcext:value-type="float">
            <text:p>2-abr</text:p>
          </table:table-cell>
          <table:table-cell table:style-name="ce53" table:formula="of:=IF(AND([.M5]&lt;DIA.LAB([.$D$4];[.$E$4])-1;[.M5]&lt;&gt;0);DIA.LAB([.M5];1;[$Config.$D$14:.$D$25]);&quot;&quot;)">
            <text:p/>
          </table:table-cell>
          <table:table-cell table:style-name="ce53" table:formula="of:=IF(AND([.N5]&lt;DIA.LAB([.$D$4];[.$E$4])-1;[.N5]&lt;&gt;0);DIA.LAB([.N5];1;[$Config.$D$14:.$D$25]);&quot;&quot;)">
            <text:p/>
          </table:table-cell>
          <table:table-cell table:style-name="ce53" table:formula="of:=IF(AND([.O5]&lt;DIA.LAB([.$D$4];[.$E$4])-1;[.O5]&lt;&gt;0);DIA.LAB([.O5];1;[$Config.$D$14:.$D$25]);&quot;&quot;)">
            <text:p/>
          </table:table-cell>
          <table:table-cell table:style-name="ce53" table:formula="of:=IF(AND([.P5]&lt;DIA.LAB([.$D$4];[.$E$4])-1;[.P5]&lt;&gt;0);DIA.LAB([.P5];1;[$Config.$D$14:.$D$25]);&quot;&quot;)">
            <text:p/>
          </table:table-cell>
          <table:table-cell table:style-name="ce53" table:formula="of:=IF(AND([.Q5]&lt;DIA.LAB([.$D$4];[.$E$4])-1;[.Q5]&lt;&gt;0);DIA.LAB([.Q5];1;[$Config.$D$14:.$D$25]);&quot;&quot;)">
            <text:p/>
          </table:table-cell>
          <table:table-cell table:style-name="ce53" table:formula="of:=IF(AND([.R5]&lt;DIA.LAB([.$D$4];[.$E$4])-1;[.R5]&lt;&gt;0);DIA.LAB([.R5];1;[$Config.$D$14:.$D$25]);&quot;&quot;)">
            <text:p/>
          </table:table-cell>
          <table:table-cell table:style-name="ce53" table:formula="of:=IF(AND([.S5]&lt;DIA.LAB([.$D$4];[.$E$4])-1;[.S5]&lt;&gt;0);DIA.LAB([.S5];1;[$Config.$D$14:.$D$25]);&quot;&quot;)">
            <text:p/>
          </table:table-cell>
          <table:table-cell table:style-name="ce53" table:formula="of:=IF(AND([.T5]&lt;DIA.LAB([.$D$4];[.$E$4])-1;[.T5]&lt;&gt;0);DIA.LAB([.T5];1;[$Config.$D$14:.$D$25]);&quot;&quot;)">
            <text:p/>
          </table:table-cell>
          <table:table-cell table:style-name="ce53" table:formula="of:=IF(AND([.U5]&lt;DIA.LAB([.$D$4];[.$E$4])-1;[.U5]&lt;&gt;0);DIA.LAB([.U5];1;[$Config.$D$14:.$D$25]);&quot;&quot;)">
            <text:p/>
          </table:table-cell>
          <table:table-cell table:style-name="ce53" table:formula="of:=IF(AND([.V5]&lt;DIA.LAB([.$D$4];[.$E$4])-1;[.V5]&lt;&gt;0);DIA.LAB([.V5];1;[$Config.$D$14:.$D$25]);&quot;&quot;)">
            <text:p/>
          </table:table-cell>
          <table:table-cell table:style-name="ce53" table:formula="of:=IF(AND([.W5]&lt;DIA.LAB([.$D$4];[.$E$4])-1;[.W5]&lt;&gt;0);DIA.LAB([.W5];1;[$Config.$D$14:.$D$25]);&quot;&quot;)">
            <text:p/>
          </table:table-cell>
          <table:table-cell table:style-name="ce53" table:formula="of:=IF(AND([.X5]&lt;DIA.LAB([.$D$4];[.$E$4])-1;[.X5]&lt;&gt;0);DIA.LAB([.X5];1;[$Config.$D$14:.$D$25]);&quot;&quot;)">
            <text:p/>
          </table:table-cell>
          <table:table-cell table:style-name="ce53" table:formula="of:=IF(AND([.Y5]&lt;DIA.LAB([.$D$4];[.$E$4])-1;[.Y5]&lt;&gt;0);DIA.LAB([.Y5];1;[$Config.$D$14:.$D$25]);&quot;&quot;)">
            <text:p/>
          </table:table-cell>
          <table:table-cell table:style-name="ce53" table:formula="of:=IF(AND([.Z5]&lt;DIA.LAB([.$D$4];[.$E$4])-1;[.Z5]&lt;&gt;0);DIA.LAB([.Z5];1;[$Config.$D$14:.$D$25]);&quot;&quot;)">
            <text:p/>
          </table:table-cell>
          <table:table-cell table:style-name="ce53" table:formula="of:=IF(AND([.AA5]&lt;DIA.LAB([.$D$4];[.$E$4])-1;[.AA5]&lt;&gt;0);DIA.LAB([.AA5];1;[$Config.$D$14:.$D$25]);&quot;&quot;)">
            <text:p/>
          </table:table-cell>
          <table:table-cell table:style-name="ce53" table:formula="of:=IF(AND([.AB5]&lt;DIA.LAB([.$D$4];[.$E$4])-1;[.AB5]&lt;&gt;0);DIA.LAB([.AB5];1;[$Config.$D$14:.$D$25]);&quot;&quot;)">
            <text:p/>
          </table:table-cell>
          <table:table-cell table:style-name="ce53" table:formula="of:=IF(AND([.AC5]&lt;DIA.LAB([.$D$4];[.$E$4])-1;[.AC5]&lt;&gt;0);DIA.LAB([.AC5];1;[$Config.$D$14:.$D$25]);&quot;&quot;)">
            <text:p/>
          </table:table-cell>
          <table:table-cell table:style-name="ce53" table:formula="of:=IF(AND([.AD5]&lt;DIA.LAB([.$D$4];[.$E$4])-1;[.AD5]&lt;&gt;0);DIA.LAB([.AD5];1;[$Config.$D$14:.$D$25]);&quot;&quot;)">
            <text:p/>
          </table:table-cell>
          <table:table-cell table:style-name="ce62"/>
          <table:table-cell table:style-name="ce32" table:number-columns-repeated="992"/>
        </table:table-row>
        <table:table-row table:style-name="ro5">
          <table:table-cell table:style-name="ce32" table:number-columns-repeated="4"/>
          <table:table-cell table:style-name="ce45" office:value-type="string" calcext:value-type="string" table:number-columns-spanned="3" table:number-rows-spanned="1">
            <text:p>Remaining Tasks</text:p>
          </table:table-cell>
          <table:covered-table-cell table:number-columns-repeated="2" table:style-name="ce47"/>
          <table:table-cell table:style-name="ce54"/>
          <table:table-cell table:style-name="ce54" table:formula="of:=COUNTIF([.I10:.I1002];&quot;&gt;0&quot;)" office:value-type="float" office:value="0" calcext:value-type="float">
            <text:p>0</text:p>
          </table:table-cell>
          <table:table-cell table:style-name="ce54" table:formula="of:=COUNTIF([.J10:.J1002];&quot;&gt;0&quot;)" office:value-type="float" office:value="0" calcext:value-type="float">
            <text:p>0</text:p>
          </table:table-cell>
          <table:table-cell table:style-name="ce54" table:formula="of:=COUNTIF([.K10:.K1002];&quot;&gt;0&quot;)" office:value-type="float" office:value="0" calcext:value-type="float">
            <text:p>0</text:p>
          </table:table-cell>
          <table:table-cell table:style-name="ce54" table:formula="of:=COUNTIF([.L10:.L1002];&quot;&gt;0&quot;)" office:value-type="float" office:value="0" calcext:value-type="float">
            <text:p>0</text:p>
          </table:table-cell>
          <table:table-cell table:style-name="ce54" table:formula="of:=COUNTIF([.M10:.M1002];&quot;&gt;0&quot;)" office:value-type="float" office:value="0" calcext:value-type="float">
            <text:p>0</text:p>
          </table:table-cell>
          <table:table-cell table:style-name="ce54" table:formula="of:=COUNTIF([.N10:.N1002];&quot;&gt;0&quot;)" office:value-type="float" office:value="0" calcext:value-type="float">
            <text:p>0</text:p>
          </table:table-cell>
          <table:table-cell table:style-name="ce54" table:formula="of:=COUNTIF([.O10:.O1002];&quot;&gt;0&quot;)" office:value-type="float" office:value="0" calcext:value-type="float">
            <text:p>0</text:p>
          </table:table-cell>
          <table:table-cell table:style-name="ce54" table:formula="of:=COUNTIF([.P10:.P1002];&quot;&gt;0&quot;)" office:value-type="float" office:value="0" calcext:value-type="float">
            <text:p>0</text:p>
          </table:table-cell>
          <table:table-cell table:style-name="ce54" table:formula="of:=COUNTIF([.Q10:.Q1002];&quot;&gt;0&quot;)" office:value-type="float" office:value="0" calcext:value-type="float">
            <text:p>0</text:p>
          </table:table-cell>
          <table:table-cell table:style-name="ce54" table:formula="of:=COUNTIF([.R10:.R1002];&quot;&gt;0&quot;)" office:value-type="float" office:value="0" calcext:value-type="float">
            <text:p>0</text:p>
          </table:table-cell>
          <table:table-cell table:style-name="ce54" table:formula="of:=COUNTIF([.S10:.S1002];&quot;&gt;0&quot;)" office:value-type="float" office:value="0" calcext:value-type="float">
            <text:p>0</text:p>
          </table:table-cell>
          <table:table-cell table:style-name="ce54" table:formula="of:=COUNTIF([.T10:.T1002];&quot;&gt;0&quot;)" office:value-type="float" office:value="0" calcext:value-type="float">
            <text:p>0</text:p>
          </table:table-cell>
          <table:table-cell table:style-name="ce54" table:formula="of:=COUNTIF([.U10:.U1002];&quot;&gt;0&quot;)" office:value-type="float" office:value="0" calcext:value-type="float">
            <text:p>0</text:p>
          </table:table-cell>
          <table:table-cell table:style-name="ce54" table:formula="of:=COUNTIF([.V10:.V1002];&quot;&gt;0&quot;)" office:value-type="float" office:value="0" calcext:value-type="float">
            <text:p>0</text:p>
          </table:table-cell>
          <table:table-cell table:style-name="ce54" table:formula="of:=COUNTIF([.W10:.W1002];&quot;&gt;0&quot;)" office:value-type="float" office:value="0" calcext:value-type="float">
            <text:p>0</text:p>
          </table:table-cell>
          <table:table-cell table:style-name="ce54" table:formula="of:=COUNTIF([.X10:.X1002];&quot;&gt;0&quot;)" office:value-type="float" office:value="0" calcext:value-type="float">
            <text:p>0</text:p>
          </table:table-cell>
          <table:table-cell table:style-name="ce54" table:formula="of:=COUNTIF([.Y10:.Y1002];&quot;&gt;0&quot;)" office:value-type="float" office:value="0" calcext:value-type="float">
            <text:p>0</text:p>
          </table:table-cell>
          <table:table-cell table:style-name="ce54" table:formula="of:=COUNTIF([.Z10:.Z1002];&quot;&gt;0&quot;)" office:value-type="float" office:value="0" calcext:value-type="float">
            <text:p>0</text:p>
          </table:table-cell>
          <table:table-cell table:style-name="ce54" table:formula="of:=COUNTIF([.AA10:.AA1002];&quot;&gt;0&quot;)" office:value-type="float" office:value="0" calcext:value-type="float">
            <text:p>0</text:p>
          </table:table-cell>
          <table:table-cell table:style-name="ce54" table:formula="of:=COUNTIF([.AB10:.AB1002];&quot;&gt;0&quot;)" office:value-type="float" office:value="0" calcext:value-type="float">
            <text:p>0</text:p>
          </table:table-cell>
          <table:table-cell table:style-name="ce54" table:formula="of:=COUNTIF([.AC10:.AC1002];&quot;&gt;0&quot;)" office:value-type="float" office:value="0" calcext:value-type="float">
            <text:p>0</text:p>
          </table:table-cell>
          <table:table-cell table:style-name="ce54" table:formula="of:=COUNTIF([.AD10:.AD1002];&quot;&gt;0&quot;)" office:value-type="float" office:value="0" calcext:value-type="float">
            <text:p>0</text:p>
          </table:table-cell>
          <table:table-cell table:style-name="ce54" table:formula="of:=COUNTIF([.AE10:.AE1002];&quot;&gt;0&quot;)" office:value-type="float" office:value="0" calcext:value-type="float">
            <text:p>0</text:p>
          </table:table-cell>
          <table:table-cell table:style-name="ce63"/>
          <table:table-cell table:style-name="ce32" table:number-columns-repeated="6"/>
          <table:table-cell table:style-name="ce65" table:formula="of:=[$Config.A14]" office:value-type="string" office:string-value="Analysis" calcext:value-type="string">
            <text:p>Analysis</text:p>
          </table:table-cell>
          <table:table-cell table:style-name="ce65" table:formula="of:=[$Config.B14]" office:value-type="string" office:string-value="Pending" calcext:value-type="string">
            <text:p>Pending</text:p>
          </table:table-cell>
          <table:table-cell table:style-name="ce65" table:formula="of:=[$Config.C14]" office:value-type="float" office:value="0" calcext:value-type="float">
            <text:p>0</text:p>
          </table:table-cell>
          <table:table-cell table:style-name="ce32" table:number-columns-repeated="983"/>
        </table:table-row>
        <table:table-row table:style-name="ro1">
          <table:table-cell table:number-columns-repeated="4"/>
          <table:table-cell table:style-name="ce46" office:value-type="string" calcext:value-type="string" table:number-columns-spanned="3" table:number-rows-spanned="1">
            <text:p>Remaining working hours</text:p>
          </table:table-cell>
          <table:covered-table-cell table:style-name="ce31"/>
          <table:covered-table-cell table:style-name="ce50"/>
          <table:table-cell table:style-name="ce55" table:formula="of:=SUM([.H9:.H1002])" office:value-type="float" office:value="8" calcext:value-type="float">
            <text:p>8</text:p>
          </table:table-cell>
          <table:table-cell table:style-name="ce55" table:formula="of:=SUM([.I9:.I1002])" office:value-type="float" office:value="0" calcext:value-type="float">
            <text:p>0</text:p>
          </table:table-cell>
          <table:table-cell table:style-name="ce55" table:formula="of:=SUM([.J9:.J1002])" office:value-type="float" office:value="0" calcext:value-type="float">
            <text:p>0</text:p>
          </table:table-cell>
          <table:table-cell table:style-name="ce55" table:formula="of:=SUM([.K9:.K1002])" office:value-type="float" office:value="0" calcext:value-type="float">
            <text:p>0</text:p>
          </table:table-cell>
          <table:table-cell table:style-name="ce55" table:formula="of:=SUM([.L9:.L1002])" office:value-type="float" office:value="0" calcext:value-type="float">
            <text:p>0</text:p>
          </table:table-cell>
          <table:table-cell table:style-name="ce55" table:formula="of:=SUM([.M9:.M1002])" office:value-type="float" office:value="0" calcext:value-type="float">
            <text:p>0</text:p>
          </table:table-cell>
          <table:table-cell table:style-name="ce55" table:formula="of:=SUM([.N9:.N1002])" office:value-type="float" office:value="0" calcext:value-type="float">
            <text:p>0</text:p>
          </table:table-cell>
          <table:table-cell table:style-name="ce55" table:formula="of:=SUM([.O9:.O1002])" office:value-type="float" office:value="0" calcext:value-type="float">
            <text:p>0</text:p>
          </table:table-cell>
          <table:table-cell table:style-name="ce55" table:formula="of:=SUM([.P9:.P1002])" office:value-type="float" office:value="0" calcext:value-type="float">
            <text:p>0</text:p>
          </table:table-cell>
          <table:table-cell table:style-name="ce55" table:formula="of:=SUM([.Q9:.Q1002])" office:value-type="float" office:value="0" calcext:value-type="float">
            <text:p>0</text:p>
          </table:table-cell>
          <table:table-cell table:style-name="ce55" table:formula="of:=SUM([.R9:.R1002])" office:value-type="float" office:value="0" calcext:value-type="float">
            <text:p>0</text:p>
          </table:table-cell>
          <table:table-cell table:style-name="ce55" table:formula="of:=SUM([.S9:.S1002])" office:value-type="float" office:value="0" calcext:value-type="float">
            <text:p>0</text:p>
          </table:table-cell>
          <table:table-cell table:style-name="ce55" table:formula="of:=SUM([.T9:.T1002])" office:value-type="float" office:value="0" calcext:value-type="float">
            <text:p>0</text:p>
          </table:table-cell>
          <table:table-cell table:style-name="ce55" table:formula="of:=SUM([.U9:.U1002])" office:value-type="float" office:value="0" calcext:value-type="float">
            <text:p>0</text:p>
          </table:table-cell>
          <table:table-cell table:style-name="ce55" table:formula="of:=SUM([.V9:.V1002])" office:value-type="float" office:value="0" calcext:value-type="float">
            <text:p>0</text:p>
          </table:table-cell>
          <table:table-cell table:style-name="ce55" table:formula="of:=SUM([.W9:.W1002])" office:value-type="float" office:value="0" calcext:value-type="float">
            <text:p>0</text:p>
          </table:table-cell>
          <table:table-cell table:style-name="ce55" table:formula="of:=SUM([.X9:.X1002])" office:value-type="float" office:value="0" calcext:value-type="float">
            <text:p>0</text:p>
          </table:table-cell>
          <table:table-cell table:style-name="ce55" table:formula="of:=SUM([.Y9:.Y1002])" office:value-type="float" office:value="0" calcext:value-type="float">
            <text:p>0</text:p>
          </table:table-cell>
          <table:table-cell table:style-name="ce55" table:formula="of:=SUM([.Z9:.Z1002])" office:value-type="float" office:value="0" calcext:value-type="float">
            <text:p>0</text:p>
          </table:table-cell>
          <table:table-cell table:style-name="ce55" table:formula="of:=SUM([.AA9:.AA1002])" office:value-type="float" office:value="0" calcext:value-type="float">
            <text:p>0</text:p>
          </table:table-cell>
          <table:table-cell table:style-name="ce55" table:formula="of:=SUM([.AB9:.AB1002])" office:value-type="float" office:value="0" calcext:value-type="float">
            <text:p>0</text:p>
          </table:table-cell>
          <table:table-cell table:style-name="ce55" table:formula="of:=SUM([.AC9:.AC1002])" office:value-type="float" office:value="0" calcext:value-type="float">
            <text:p>0</text:p>
          </table:table-cell>
          <table:table-cell table:style-name="ce55" table:formula="of:=SUM([.AD9:.AD1002])" office:value-type="float" office:value="0" calcext:value-type="float">
            <text:p>0</text:p>
          </table:table-cell>
          <table:table-cell table:style-name="ce55" table:formula="of:=SUM([.AE9:.AE1002])" office:value-type="float" office:value="0" calcext:value-type="float">
            <text:p>0</text:p>
          </table:table-cell>
          <table:table-cell table:number-columns-repeated="7"/>
          <table:table-cell table:style-name="ce65" table:formula="of:=[$Config.A15]" office:value-type="string" office:string-value="Design" calcext:value-type="string">
            <text:p>Design</text:p>
          </table:table-cell>
          <table:table-cell table:style-name="ce65" table:formula="of:=[$Config.B15]" office:value-type="string" office:string-value="In progress" calcext:value-type="string">
            <text:p>In progress</text:p>
          </table:table-cell>
          <table:table-cell table:style-name="ce65" table:formula="of:=[$Config.C15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3" office:value-type="string" calcext:value-type="string" table:number-columns-spanned="7" table:number-rows-spanned="1">
            <text:p>SPRINT BACKLOG</text:p>
          </table:table-cell>
          <table:covered-table-cell table:number-columns-repeated="5" table:style-name="ce38"/>
          <table:covered-table-cell table:style-name="ce51"/>
          <table:table-cell table:style-name="ce56" office:value-type="string" calcext:value-type="string" table:number-columns-spanned="24" table:number-rows-spanned="2">
            <text:p>EFFORT</text:p>
          </table:table-cell>
          <table:covered-table-cell table:number-columns-repeated="23" table:style-name="ce59"/>
          <table:table-cell table:number-columns-repeated="7"/>
          <table:table-cell table:style-name="ce65" table:formula="of:=[$Config.A16]" office:value-type="string" office:string-value="Code" calcext:value-type="string">
            <text:p>Code</text:p>
          </table:table-cell>
          <table:table-cell table:style-name="ce65" table:formula="of:=[$Config.B16]" office:value-type="string" office:string-value="Finished" calcext:value-type="string">
            <text:p>Finished</text:p>
          </table:table-cell>
          <table:table-cell table:style-name="ce65" table:formula="of:=[$Config.C16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4"/>
          <table:table-cell table:style-name="ce39" office:value-type="string" calcext:value-type="string" table:number-columns-spanned="3" table:number-rows-spanned="1">
            <text:p>Task</text:p>
          </table:table-cell>
          <table:covered-table-cell table:number-columns-repeated="2" table:style-name="ce34"/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Responsible</text:p>
          </table:table-cell>
          <table:covered-table-cell table:number-columns-repeated="24" table:style-name="ce57"/>
          <table:table-cell table:style-name="ce64"/>
          <table:table-cell table:number-columns-repeated="6"/>
          <table:table-cell table:style-name="ce65" table:formula="of:=[$Config.A17]" office:value-type="string" office:string-value="Test" calcext:value-type="string">
            <text:p>Test</text:p>
          </table:table-cell>
          <table:table-cell table:style-name="ce65" table:formula="of:=[$Config.B17]" office:value-type="string" office:string-value="Removed" calcext:value-type="string">
            <text:p>Removed</text:p>
          </table:table-cell>
          <table:table-cell table:style-name="ce65" table:formula="of:=[$Config.C17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40" office:value-type="string" calcext:value-type="string" table:number-columns-spanned="3" table:number-rows-spanned="1">
            <text:p>Investigate on Angular</text:p>
          </table:table-cell>
          <table:covered-table-cell table:number-columns-repeated="2" table:style-name="ce41"/>
          <table:table-cell table:style-name="ce36" table:content-validation-name="val4" office:value-type="string" calcext:value-type="string">
            <text:p>Analysis</text:p>
          </table:table-cell>
          <table:table-cell table:style-name="ce48" table:content-validation-name="val5" office:value-type="string" calcext:value-type="string">
            <text:p>Pending</text:p>
          </table:table-cell>
          <table:table-cell table:style-name="ce36" table:content-validation-name="val6"/>
          <table:table-cell table:style-name="ce36" office:value-type="float" office:value="2" calcext:value-type="float">
            <text:p>2</text:p>
          </table:table-cell>
          <table:table-cell table:style-name="ce36" table:number-columns-repeated="11"/>
          <table:table-cell table:style-name="ce36" office:value-type="string" calcext:value-type="string">
            <text:p><text:s/></text:p>
          </table:table-cell>
          <table:table-cell table:style-name="ce36" table:number-columns-repeated="11"/>
          <table:table-cell table:number-columns-repeated="7"/>
          <table:table-cell table:style-name="ce65" table:formula="of:=[$Config.A18]" office:value-type="float" office:value="0" calcext:value-type="float">
            <text:p>0</text:p>
          </table:table-cell>
          <table:table-cell table:style-name="ce65" table:formula="of:=[$Config.B18]" office:value-type="float" office:value="0" calcext:value-type="float">
            <text:p>0</text:p>
          </table:table-cell>
          <table:table-cell table:style-name="ce65" table:formula="of:=[$Config.C18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 table:number-columns-spanned="3" table:number-rows-spanned="1">
            <text:p>Install Angular on server</text:p>
          </table:table-cell>
          <table:covered-table-cell table:number-columns-repeated="2" table:style-name="ce41"/>
          <table:table-cell table:style-name="ce36" table:content-validation-name="val4" office:value-type="string" calcext:value-type="string">
            <text:p>Design</text:p>
          </table:table-cell>
          <table:table-cell table:style-name="ce48" table:content-validation-name="val5" office:value-type="string" calcext:value-type="string">
            <text:p>Pending</text:p>
          </table:table-cell>
          <table:table-cell table:style-name="ce36" table:content-validation-name="val6"/>
          <table:table-cell table:style-name="ce36" office:value-type="float" office:value="0.5" calcext:value-type="float">
            <text:p>0,5</text:p>
          </table:table-cell>
          <table:table-cell table:style-name="ce36" table:number-columns-repeated="23"/>
          <table:table-cell table:number-columns-repeated="7"/>
          <table:table-cell table:style-name="ce65" table:formula="of:=[$Config.A19]" office:value-type="float" office:value="0" calcext:value-type="float">
            <text:p>0</text:p>
          </table:table-cell>
          <table:table-cell table:style-name="ce65" table:formula="of:=[$Config.B19]" office:value-type="float" office:value="0" calcext:value-type="float">
            <text:p>0</text:p>
          </table:table-cell>
          <table:table-cell table:style-name="ce65" table:formula="of:=[$Config.C19]" office:value-type="float" office:value="0" calcext:value-type="float">
            <text:p>0</text:p>
          </table:table-cell>
          <table:table-cell table:number-columns-repeated="983"/>
        </table:table-row>
        <table:table-row table:style-name="ro6">
          <table:table-cell table:style-name="ce37" office:value-type="float" office:value="1" calcext:value-type="float">
            <text:p>1</text:p>
          </table:table-cell>
          <table:table-cell table:style-name="ce41" office:value-type="string" calcext:value-type="string" table:number-columns-spanned="3" table:number-rows-spanned="1">
            <text:p>Build a decent html with angular</text:p>
          </table:table-cell>
          <table:covered-table-cell table:number-columns-repeated="2" table:style-name="ce41"/>
          <table:table-cell table:style-name="ce36" table:content-validation-name="val4" office:value-type="string" calcext:value-type="string">
            <text:p>Code</text:p>
          </table:table-cell>
          <table:table-cell table:style-name="ce48" table:content-validation-name="val5" office:value-type="string" calcext:value-type="string">
            <text:p>Pending</text:p>
          </table:table-cell>
          <table:table-cell table:style-name="ce36" table:content-validation-name="val6"/>
          <table:table-cell table:style-name="ce36" office:value-type="float" office:value="1.5" calcext:value-type="float">
            <text:p>1,5</text:p>
          </table:table-cell>
          <table:table-cell table:style-name="ce36" table:number-columns-repeated="23"/>
          <table:table-cell table:number-columns-repeated="7"/>
          <table:table-cell table:style-name="ce65" table:formula="of:=[$Config.A20]" office:value-type="float" office:value="0" calcext:value-type="float">
            <text:p>0</text:p>
          </table:table-cell>
          <table:table-cell table:style-name="ce65" table:formula="of:=[$Config.B20]" office:value-type="float" office:value="0" calcext:value-type="float">
            <text:p>0</text:p>
          </table:table-cell>
          <table:table-cell table:style-name="ce65" table:formula="of:=[$Config.C20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 table:number-columns-spanned="3" table:number-rows-spanned="1">
            <text:p>Show up JSON ncommits with Angular</text:p>
          </table:table-cell>
          <table:covered-table-cell table:number-columns-repeated="2" table:style-name="ce41"/>
          <table:table-cell table:style-name="ce36" table:content-validation-name="val4" office:value-type="string" calcext:value-type="string">
            <text:p>Code</text:p>
          </table:table-cell>
          <table:table-cell table:style-name="ce48" table:content-validation-name="val5" office:value-type="string" calcext:value-type="string">
            <text:p>Pending</text:p>
          </table:table-cell>
          <table:table-cell table:style-name="ce36" table:content-validation-name="val6"/>
          <table:table-cell table:style-name="ce36" office:value-type="float" office:value="0.5" calcext:value-type="float">
            <text:p>0,5</text:p>
          </table:table-cell>
          <table:table-cell table:style-name="ce36" table:number-columns-repeated="23"/>
          <table:table-cell table:number-columns-repeated="7"/>
          <table:table-cell table:style-name="ce65" table:formula="of:=[$Config.A21]" office:value-type="float" office:value="0" calcext:value-type="float">
            <text:p>0</text:p>
          </table:table-cell>
          <table:table-cell table:style-name="ce65" table:formula="of:=[$Config.B21]" office:value-type="float" office:value="0" calcext:value-type="float">
            <text:p>0</text:p>
          </table:table-cell>
          <table:table-cell table:style-name="ce65" table:formula="of:=[$Config.C21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 table:number-columns-spanned="3" table:number-rows-spanned="1">
            <text:p>Investigate on Dygraphs</text:p>
          </table:table-cell>
          <table:covered-table-cell table:number-columns-repeated="2" table:style-name="ce41"/>
          <table:table-cell table:style-name="ce36" table:content-validation-name="val4" office:value-type="string" calcext:value-type="string">
            <text:p>Analysis</text:p>
          </table:table-cell>
          <table:table-cell table:style-name="ce48" table:content-validation-name="val5" office:value-type="string" calcext:value-type="string">
            <text:p>Pending</text:p>
          </table:table-cell>
          <table:table-cell table:style-name="ce36" table:content-validation-name="val6"/>
          <table:table-cell table:style-name="ce36" office:value-type="float" office:value="1" calcext:value-type="float">
            <text:p>1</text:p>
          </table:table-cell>
          <table:table-cell table:style-name="ce36" table:number-columns-repeated="23"/>
          <table:table-cell table:number-columns-repeated="7"/>
          <table:table-cell table:style-name="ce65" table:formula="of:=[$Config.A22]" office:value-type="float" office:value="0" calcext:value-type="float">
            <text:p>0</text:p>
          </table:table-cell>
          <table:table-cell table:style-name="ce65" table:formula="of:=[$Config.B22]" office:value-type="float" office:value="0" calcext:value-type="float">
            <text:p>0</text:p>
          </table:table-cell>
          <table:table-cell table:style-name="ce65" table:formula="of:=[$Config.C22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6"/>
          <table:table-cell table:style-name="ce41" office:value-type="string" calcext:value-type="string" table:number-columns-spanned="3" table:number-rows-spanned="1">
            <text:p>Send JSON timeseries to browser</text:p>
          </table:table-cell>
          <table:covered-table-cell table:number-columns-repeated="2" table:style-name="ce41"/>
          <table:table-cell table:style-name="ce36" table:content-validation-name="val4" office:value-type="string" calcext:value-type="string">
            <text:p>Code</text:p>
          </table:table-cell>
          <table:table-cell table:style-name="ce48" table:content-validation-name="val5" office:value-type="string" calcext:value-type="string">
            <text:p>Pending</text:p>
          </table:table-cell>
          <table:table-cell table:style-name="ce36" table:content-validation-name="val6"/>
          <table:table-cell table:style-name="ce36" office:value-type="float" office:value="0.5" calcext:value-type="float">
            <text:p>0,5</text:p>
          </table:table-cell>
          <table:table-cell table:style-name="ce36" table:number-columns-repeated="23"/>
          <table:table-cell table:number-columns-repeated="7"/>
          <table:table-cell table:style-name="ce65" table:formula="of:=[$Config.A23]" office:value-type="float" office:value="0" calcext:value-type="float">
            <text:p>0</text:p>
          </table:table-cell>
          <table:table-cell table:style-name="ce65" table:formula="of:=[$Config.B23]" office:value-type="float" office:value="0" calcext:value-type="float">
            <text:p>0</text:p>
          </table:table-cell>
          <table:table-cell table:style-name="ce65" table:formula="of:=[$Config.C23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6"/>
          <table:table-cell table:style-name="ce41" office:value-type="string" calcext:value-type="string" table:number-columns-spanned="3" table:number-rows-spanned="1">
            <text:p>Represent that timeseries on a graph</text:p>
          </table:table-cell>
          <table:covered-table-cell table:number-columns-repeated="2" table:style-name="ce41"/>
          <table:table-cell table:style-name="ce36" table:content-validation-name="val4" office:value-type="string" calcext:value-type="string">
            <text:p>Code</text:p>
          </table:table-cell>
          <table:table-cell table:style-name="ce48" table:content-validation-name="val5" office:value-type="string" calcext:value-type="string">
            <text:p>Pending</text:p>
          </table:table-cell>
          <table:table-cell table:style-name="ce36" table:content-validation-name="val6"/>
          <table:table-cell table:style-name="ce36" office:value-type="float" office:value="2" calcext:value-type="float">
            <text:p>2</text:p>
          </table:table-cell>
          <table:table-cell table:style-name="ce36" table:number-columns-repeated="23"/>
          <table:table-cell table:number-columns-repeated="7"/>
          <table:table-cell table:style-name="ce65" table:formula="of:=[$Config.A24]" office:value-type="float" office:value="0" calcext:value-type="float">
            <text:p>0</text:p>
          </table:table-cell>
          <table:table-cell table:style-name="ce65" table:formula="of:=[$Config.B24]" office:value-type="float" office:value="0" calcext:value-type="float">
            <text:p>0</text:p>
          </table:table-cell>
          <table:table-cell table:style-name="ce65" table:formula="of:=[$Config.C24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7"/>
          <table:table-cell table:style-name="ce65" table:formula="of:=[$Config.A25]" office:value-type="float" office:value="0" calcext:value-type="float">
            <text:p>0</text:p>
          </table:table-cell>
          <table:table-cell table:style-name="ce65" table:formula="of:=[$Config.B25]" office:value-type="float" office:value="0" calcext:value-type="float">
            <text:p>0</text:p>
          </table:table-cell>
          <table:table-cell table:style-name="ce65" table:formula="of:=[$Config.C25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7"/>
          <table:table-cell table:style-name="ce65" table:formula="of:=[$Config.G14]" office:value-type="float" office:value="0" calcext:value-type="float">
            <text:p>0</text:p>
          </table:table-cell>
          <table:table-cell table:style-name="ce65" table:formula="of:=[$Config.H14]" office:value-type="float" office:value="0" calcext:value-type="float">
            <text:p>0</text:p>
          </table:table-cell>
          <table:table-cell table:style-name="ce65" table:formula="of:=[$Config.I14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19"/>
          <table:table-cell table:number-columns-repeated="2" table:style-name="ce36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5"/>
          <table:table-cell table:style-name="ce60"/>
          <table:table-cell table:style-name="ce36" table:number-columns-repeated="18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4"/>
          <table:table-cell table:content-validation-name="val4"/>
          <table:table-cell table:style-name="ce49" table:content-validation-name="val5"/>
          <table:table-cell table:content-validation-name="val6"/>
          <table:table-cell table:number-columns-repeated="1017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Instructions.$A$1" table:cell-range-address="$Data.$A$9:.$G$22"/>
        </table:named-expressions>
        <calcext:conditional-formats>
          <calcext:conditional-format calcext:target-range-address="Data.F1001:Data.F1002">
            <calcext:condition calcext:apply-style-name="Excel_CondFormat_3_1_1" calcext:value="=[$Data.$AN$6]" calcext:base-cell-address="Data.F1001"/>
            <calcext:condition calcext:apply-style-name="Excel_CondFormat_3_1_2" calcext:value="=[$Data.$AN$7]" calcext:base-cell-address="Data.F1001"/>
            <calcext:condition calcext:apply-style-name="Excel_CondFormat_3_1_3" calcext:value="=[$Data.$AN$8]" calcext:base-cell-address="Data.F1001"/>
          </calcext:conditional-format>
          <calcext:conditional-format calcext:target-range-address="Data.H4:Data.AF4">
            <calcext:condition calcext:apply-style-name="Excel_CondFormat_3_2_1" calcext:value="=&quot;S&quot;" calcext:base-cell-address="Data.H4"/>
            <calcext:condition calcext:apply-style-name="Excel_CondFormat_3_2_2" calcext:value="=&quot;D&quot;" calcext:base-cell-address="Data.H4"/>
          </calcext:conditional-format>
          <calcext:conditional-format calcext:target-range-address="Data.F10:Data.F510">
            <calcext:condition calcext:apply-style-name="Excel_CondFormat_3_3_1" calcext:value="=[$Data.$AN$6]" calcext:base-cell-address="Data.F10"/>
            <calcext:condition calcext:apply-style-name="Excel_CondFormat_3_3_2" calcext:value="=[$Data.$AN$7]" calcext:base-cell-address="Data.F10"/>
            <calcext:condition calcext:apply-style-name="Excel_CondFormat_3_3_3" calcext:value="=[$Data.$AN$8]" calcext:base-cell-address="Data.F10"/>
          </calcext:conditional-format>
        </calcext:conditional-formats>
      </table:table>
      <table:table table:name="Graphs" table:style-name="ta4">
        <office:forms form:automatic-focus="false" form:apply-design-mode="false"/>
        <table:table-column table:style-name="co1" table:default-cell-style-name="Default"/>
        <table:table-column table:style-name="co8" table:number-columns-repeated="24" table:default-cell-style-name="ce1"/>
        <table:table-column table:style-name="co1" table:number-columns-repeated="999" table:default-cell-style-name="Default"/>
        <table:table-row table:style-name="ro1">
          <table:table-cell table:number-columns-repeated="2"/>
          <table:table-cell table:style-name="ce73"/>
          <table:table-cell table:style-name="ce76"/>
          <table:table-cell table:style-name="ce77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 table:number-columns-spanned="15" table:number-rows-spanned="1">
            <text:p>Project</text:p>
          </table:table-cell>
          <table:covered-table-cell table:number-columns-repeated="13" table:style-name="ce74"/>
          <table:covered-table-cell table:style-name="ce78"/>
          <table:table-cell/>
          <table:table-cell table:style-name="ce80" office:value-type="string" calcext:value-type="string" table:number-columns-spanned="2" table:number-rows-spanned="1">
            <text:p>SPRINT</text:p>
          </table:table-cell>
          <table:covered-table-cell table:style-name="ce81"/>
          <table:table-cell table:style-name="ce82" office:value-type="string" calcext:value-type="string" table:number-columns-spanned="2" table:number-rows-spanned="1">
            <text:p>START</text:p>
          </table:table-cell>
          <table:covered-table-cell table:style-name="ce81"/>
          <table:table-cell table:style-name="ce84" office:value-type="string" calcext:value-type="string" table:number-columns-spanned="2" table:number-rows-spanned="1">
            <text:p>DAYS</text:p>
          </table:table-cell>
          <table:covered-table-cell table:style-name="ce84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 table:number-columns-spanned="15" table:number-rows-spanned="1">
            <text:p>Name of the project</text:p>
          </table:table-cell>
          <table:covered-table-cell table:number-columns-repeated="13" table:style-name="ce75"/>
          <table:covered-table-cell table:style-name="ce79"/>
          <table:table-cell/>
          <table:table-cell table:style-name="ce69" table:formula="of:=[$Config.A9]" office:value-type="float" office:value="2" calcext:value-type="float" table:number-columns-spanned="2" table:number-rows-spanned="1">
            <text:p>2</text:p>
          </table:table-cell>
          <table:covered-table-cell table:style-name="ce69"/>
          <table:table-cell table:style-name="ce83" table:formula="of:=[$Config.B9]" office:value-type="float" office:value="41726" calcext:value-type="float" table:number-columns-spanned="2" table:number-rows-spanned="1">
            <text:p>28-mar-14</text:p>
          </table:table-cell>
          <table:covered-table-cell table:style-name="ce69"/>
          <table:table-cell table:style-name="ce85" table:formula="of:=[$Config.C9]" office:value-type="float" office:value="4" calcext:value-type="float" table:number-columns-spanned="2" table:number-rows-spanned="1">
            <text:p>4</text:p>
          </table:table-cell>
          <table:covered-table-cell table:style-name="ce69"/>
          <table:table-cell table:number-columns-repeated="1001"/>
        </table:table-row>
        <table:table-row table:style-name="ro1">
          <table:table-cell table:number-columns-repeated="2"/>
          <table:table-cell table:style-name="ce73"/>
          <table:table-cell table:style-name="ce76"/>
          <table:table-cell table:style-name="ce77"/>
          <table:table-cell table:number-columns-repeated="1019"/>
        </table:table-row>
        <table:table-row table:style-name="ro1">
          <table:table-cell>
            <draw:frame table:end-cell-address="Graphs.X20" table:end-x="0.263cm" table:end-y="0.177cm" draw:z-index="0" draw:name="Chart 2" draw:style-name="gr2" draw:text-style-name="P2" svg:width="20.497cm" svg:height="6.492cm" svg:x="2.033cm" svg:y="0.035cm">
              <draw:object draw:notify-on-update-of-ranges="Data.H5:Data.AE5 Data.H7:Data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73"/>
          <table:table-cell table:style-name="ce76"/>
          <table:table-cell table:style-name="ce77"/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36" table:end-x="0.295cm" table:end-y="0.178cm" draw:z-index="1" draw:name="Chart 3" draw:style-name="gr2" draw:text-style-name="P2" svg:width="20.495cm" svg:height="6.493cm" svg:x="2.067cm" svg:y="0.035cm">
              <draw:object draw:notify-on-update-of-ranges="Data.H5:Data.AE5 Data.H6:Data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52" table:end-x="0.458cm" table:end-y="0.423cm" draw:z-index="2" draw:name="Chart 4" draw:style-name="gr2" draw:text-style-name="P2" svg:width="20.593cm" svg:height="6.49cm" svg:x="2.132cm" svg:y="0.283cm">
              <draw:object draw:notify-on-update-of-ranges="Graphs.B57:Graphs.Y57 Graphs.A58:Graphs.A58 Graphs.B58:Graphs.Y58 Graphs.A59:Graphs.A59 Graphs.B59:Graphs.Y59 Graphs.A60:Graphs.A60 Graphs.B60:Graphs.Y60 Graphs.A61:Graphs.A61 Graphs.B61:Graphs.Y61 Graphs.A62:Graphs.A62 Graphs.B62:Graphs.Y6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4">
          <table:table-cell table:style-name="ce66"/>
          <table:table-cell table:style-name="ce70" table:formula="of:=[$Data.H5]" office:value-type="float" office:value="41726" calcext:value-type="float">
            <text:p>28-mar</text:p>
          </table:table-cell>
          <table:table-cell table:style-name="ce70" table:formula="of:=[$Data.I5]" office:value-type="float" office:value="41727" calcext:value-type="float">
            <text:p>29-mar</text:p>
          </table:table-cell>
          <table:table-cell table:style-name="ce70" table:formula="of:=[$Data.J5]" office:value-type="float" office:value="41728" calcext:value-type="float">
            <text:p>30-mar</text:p>
          </table:table-cell>
          <table:table-cell table:style-name="ce70" table:formula="of:=[$Data.K5]" office:value-type="float" office:value="41729" calcext:value-type="float">
            <text:p>31-mar</text:p>
          </table:table-cell>
          <table:table-cell table:style-name="ce70" table:formula="of:=[$Data.L5]" office:value-type="float" office:value="41730" calcext:value-type="float">
            <text:p>1-abr</text:p>
          </table:table-cell>
          <table:table-cell table:style-name="ce70" table:formula="of:=[$Data.M5]" office:value-type="float" office:value="41731" calcext:value-type="float">
            <text:p>2-abr</text:p>
          </table:table-cell>
          <table:table-cell table:style-name="ce70" table:formula="of:=[$Data.N5]">
            <text:p/>
          </table:table-cell>
          <table:table-cell table:style-name="ce70" table:formula="of:=[$Data.O5]">
            <text:p/>
          </table:table-cell>
          <table:table-cell table:style-name="ce70" table:formula="of:=[$Data.P5]">
            <text:p/>
          </table:table-cell>
          <table:table-cell table:style-name="ce70" table:formula="of:=[$Data.Q5]">
            <text:p/>
          </table:table-cell>
          <table:table-cell table:style-name="ce70" table:formula="of:=[$Data.R5]">
            <text:p/>
          </table:table-cell>
          <table:table-cell table:style-name="ce70" table:formula="of:=[$Data.S5]">
            <text:p/>
          </table:table-cell>
          <table:table-cell table:style-name="ce70" table:formula="of:=[$Data.T5]">
            <text:p/>
          </table:table-cell>
          <table:table-cell table:style-name="ce70" table:formula="of:=[$Data.U5]">
            <text:p/>
          </table:table-cell>
          <table:table-cell table:style-name="ce70" table:formula="of:=[$Data.V5]">
            <text:p/>
          </table:table-cell>
          <table:table-cell table:style-name="ce70" table:formula="of:=[$Data.W5]">
            <text:p/>
          </table:table-cell>
          <table:table-cell table:style-name="ce70" table:formula="of:=[$Data.X5]">
            <text:p/>
          </table:table-cell>
          <table:table-cell table:style-name="ce70" table:formula="of:=[$Data.Y5]">
            <text:p/>
          </table:table-cell>
          <table:table-cell table:style-name="ce70" table:formula="of:=[$Data.Z5]">
            <text:p/>
          </table:table-cell>
          <table:table-cell table:style-name="ce70" table:formula="of:=[$Data.AA5]">
            <text:p/>
          </table:table-cell>
          <table:table-cell table:style-name="ce70" table:formula="of:=[$Data.AB5]">
            <text:p/>
          </table:table-cell>
          <table:table-cell table:style-name="ce70" table:formula="of:=[$Data.AC5]">
            <text:p/>
          </table:table-cell>
          <table:table-cell table:style-name="ce70" table:formula="of:=[$Data.AD5]">
            <text:p/>
          </table:table-cell>
          <table:table-cell table:style-name="ce70" table:formula="of:=[$Data.AE5]">
            <text:p/>
          </table:table-cell>
          <table:table-cell table:number-columns-repeated="999"/>
        </table:table-row>
        <table:table-row table:style-name="ro1">
          <table:table-cell table:style-name="ce67" table:formula="of:=[$Config.C14]" office:value-type="float" office:value="0" calcext:value-type="float">
            <text:p>0</text:p>
          </table:table-cell>
          <table:table-cell table:style-name="ce71" table:formula="of:=SUMIF([$Data.$G$10:.$G$1002];[.$A58];[$Data.H$10:.H$1002])" office:value-type="float" office:value="0" calcext:value-type="float">
            <text:p>0</text:p>
          </table:table-cell>
          <table:table-cell table:style-name="ce71" table:formula="of:=SUMIF([$Data.$G$10:.$G$1002];[.$A58];[$Data.I$10:.I$1002])" office:value-type="float" office:value="0" calcext:value-type="float">
            <text:p>0</text:p>
          </table:table-cell>
          <table:table-cell table:style-name="ce71" table:formula="of:=SUMIF([$Data.$G$10:.$G$1002];[.$A58];[$Data.J$10:.J$1002])" office:value-type="float" office:value="0" calcext:value-type="float">
            <text:p>0</text:p>
          </table:table-cell>
          <table:table-cell table:style-name="ce71" table:formula="of:=SUMIF([$Data.$G$10:.$G$1002];[.$A58];[$Data.K$10:.K$1002])" office:value-type="float" office:value="0" calcext:value-type="float">
            <text:p>0</text:p>
          </table:table-cell>
          <table:table-cell table:style-name="ce71" table:formula="of:=SUMIF([$Data.$G$10:.$G$1002];[.$A58];[$Data.L$10:.L$1002])" office:value-type="float" office:value="0" calcext:value-type="float">
            <text:p>0</text:p>
          </table:table-cell>
          <table:table-cell table:style-name="ce71" table:formula="of:=SUMIF([$Data.$G$10:.$G$1002];[.$A58];[$Data.M$10:.M$1002])" office:value-type="float" office:value="0" calcext:value-type="float">
            <text:p>0</text:p>
          </table:table-cell>
          <table:table-cell table:style-name="ce71" table:formula="of:=SUMIF([$Data.$G$10:.$G$1002];[.$A58];[$Data.N$10:.N$1002])" office:value-type="float" office:value="0" calcext:value-type="float">
            <text:p>0</text:p>
          </table:table-cell>
          <table:table-cell table:style-name="ce71" table:formula="of:=SUMIF([$Data.$G$10:.$G$1002];[.$A58];[$Data.O$10:.O$1002])" office:value-type="float" office:value="0" calcext:value-type="float">
            <text:p>0</text:p>
          </table:table-cell>
          <table:table-cell table:style-name="ce71" table:formula="of:=SUMIF([$Data.$G$10:.$G$1002];[.$A58];[$Data.P$10:.P$1002])" office:value-type="float" office:value="0" calcext:value-type="float">
            <text:p>0</text:p>
          </table:table-cell>
          <table:table-cell table:style-name="ce71" table:formula="of:=SUMIF([$Data.$G$10:.$G$1002];[.$A58];[$Data.Q$10:.Q$1002])" office:value-type="float" office:value="0" calcext:value-type="float">
            <text:p>0</text:p>
          </table:table-cell>
          <table:table-cell table:style-name="ce71" table:formula="of:=SUMIF([$Data.$G$10:.$G$1002];[.$A58];[$Data.R$10:.R$1002])" office:value-type="float" office:value="0" calcext:value-type="float">
            <text:p>0</text:p>
          </table:table-cell>
          <table:table-cell table:style-name="ce71" table:formula="of:=SUMIF([$Data.$G$10:.$G$1002];[.$A58];[$Data.S$10:.S$1002])" office:value-type="float" office:value="0" calcext:value-type="float">
            <text:p>0</text:p>
          </table:table-cell>
          <table:table-cell table:style-name="ce71" table:formula="of:=SUMIF([$Data.$G$10:.$G$1002];[.$A58];[$Data.T$10:.T$1002])" office:value-type="float" office:value="0" calcext:value-type="float">
            <text:p>0</text:p>
          </table:table-cell>
          <table:table-cell table:style-name="ce71" table:formula="of:=SUMIF([$Data.$G$10:.$G$1002];[.$A58];[$Data.U$10:.U$1002])" office:value-type="float" office:value="0" calcext:value-type="float">
            <text:p>0</text:p>
          </table:table-cell>
          <table:table-cell table:style-name="ce71" table:formula="of:=SUMIF([$Data.$G$10:.$G$1002];[.$A58];[$Data.V$10:.V$1002])" office:value-type="float" office:value="0" calcext:value-type="float">
            <text:p>0</text:p>
          </table:table-cell>
          <table:table-cell table:style-name="ce71" table:formula="of:=SUMIF([$Data.$G$10:.$G$1002];[.$A58];[$Data.W$10:.W$1002])" office:value-type="float" office:value="0" calcext:value-type="float">
            <text:p>0</text:p>
          </table:table-cell>
          <table:table-cell table:style-name="ce71" table:formula="of:=SUMIF([$Data.$G$10:.$G$1002];[.$A58];[$Data.X$10:.X$1002])" office:value-type="float" office:value="0" calcext:value-type="float">
            <text:p>0</text:p>
          </table:table-cell>
          <table:table-cell table:style-name="ce71" table:formula="of:=SUMIF([$Data.$G$10:.$G$1002];[.$A58];[$Data.Y$10:.Y$1002])" office:value-type="float" office:value="0" calcext:value-type="float">
            <text:p>0</text:p>
          </table:table-cell>
          <table:table-cell table:style-name="ce71" table:formula="of:=SUMIF([$Data.$G$10:.$G$1002];[.$A58];[$Data.Z$10:.Z$1002])" office:value-type="float" office:value="0" calcext:value-type="float">
            <text:p>0</text:p>
          </table:table-cell>
          <table:table-cell table:style-name="ce71" table:formula="of:=SUMIF([$Data.$G$10:.$G$1002];[.$A58];[$Data.AA$10:.AA$1002])" office:value-type="float" office:value="0" calcext:value-type="float">
            <text:p>0</text:p>
          </table:table-cell>
          <table:table-cell table:style-name="ce71" table:formula="of:=SUMIF([$Data.$G$10:.$G$1002];[.$A58];[$Data.AB$10:.AB$1002])" office:value-type="float" office:value="0" calcext:value-type="float">
            <text:p>0</text:p>
          </table:table-cell>
          <table:table-cell table:style-name="ce71" table:formula="of:=SUMIF([$Data.$G$10:.$G$1002];[.$A58];[$Data.AC$10:.AC$1002])" office:value-type="float" office:value="0" calcext:value-type="float">
            <text:p>0</text:p>
          </table:table-cell>
          <table:table-cell table:style-name="ce71" table:formula="of:=SUMIF([$Data.$G$10:.$G$1002];[.$A58];[$Data.AD$10:.AD$1002])" office:value-type="float" office:value="0" calcext:value-type="float">
            <text:p>0</text:p>
          </table:table-cell>
          <table:table-cell table:style-name="ce71" table:formula="of:=SUMIF([$Data.$G$10:.$G$1002];[.$A58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7" table:formula="of:=[$Config.C15]" office:value-type="float" office:value="0" calcext:value-type="float">
            <text:p>0</text:p>
          </table:table-cell>
          <table:table-cell table:style-name="ce71" table:formula="of:=SUMIF([$Data.$G$10:.$G$1002];[.$A59];[$Data.H$10:.H$1002])" office:value-type="float" office:value="0" calcext:value-type="float">
            <text:p>0</text:p>
          </table:table-cell>
          <table:table-cell table:style-name="ce71" table:formula="of:=SUMIF([$Data.$G$10:.$G$1002];[.$A59];[$Data.I$10:.I$1002])" office:value-type="float" office:value="0" calcext:value-type="float">
            <text:p>0</text:p>
          </table:table-cell>
          <table:table-cell table:style-name="ce71" table:formula="of:=SUMIF([$Data.$G$10:.$G$1002];[.$A59];[$Data.J$10:.J$1002])" office:value-type="float" office:value="0" calcext:value-type="float">
            <text:p>0</text:p>
          </table:table-cell>
          <table:table-cell table:style-name="ce71" table:formula="of:=SUMIF([$Data.$G$10:.$G$1002];[.$A59];[$Data.K$10:.K$1002])" office:value-type="float" office:value="0" calcext:value-type="float">
            <text:p>0</text:p>
          </table:table-cell>
          <table:table-cell table:style-name="ce71" table:formula="of:=SUMIF([$Data.$G$10:.$G$1002];[.$A59];[$Data.L$10:.L$1002])" office:value-type="float" office:value="0" calcext:value-type="float">
            <text:p>0</text:p>
          </table:table-cell>
          <table:table-cell table:style-name="ce71" table:formula="of:=SUMIF([$Data.$G$10:.$G$1002];[.$A59];[$Data.M$10:.M$1002])" office:value-type="float" office:value="0" calcext:value-type="float">
            <text:p>0</text:p>
          </table:table-cell>
          <table:table-cell table:style-name="ce71" table:formula="of:=SUMIF([$Data.$G$10:.$G$1002];[.$A59];[$Data.N$10:.N$1002])" office:value-type="float" office:value="0" calcext:value-type="float">
            <text:p>0</text:p>
          </table:table-cell>
          <table:table-cell table:style-name="ce71" table:formula="of:=SUMIF([$Data.$G$10:.$G$1002];[.$A59];[$Data.O$10:.O$1002])" office:value-type="float" office:value="0" calcext:value-type="float">
            <text:p>0</text:p>
          </table:table-cell>
          <table:table-cell table:style-name="ce71" table:formula="of:=SUMIF([$Data.$G$10:.$G$1002];[.$A59];[$Data.P$10:.P$1002])" office:value-type="float" office:value="0" calcext:value-type="float">
            <text:p>0</text:p>
          </table:table-cell>
          <table:table-cell table:style-name="ce71" table:formula="of:=SUMIF([$Data.$G$10:.$G$1002];[.$A59];[$Data.Q$10:.Q$1002])" office:value-type="float" office:value="0" calcext:value-type="float">
            <text:p>0</text:p>
          </table:table-cell>
          <table:table-cell table:style-name="ce71" table:formula="of:=SUMIF([$Data.$G$10:.$G$1002];[.$A59];[$Data.R$10:.R$1002])" office:value-type="float" office:value="0" calcext:value-type="float">
            <text:p>0</text:p>
          </table:table-cell>
          <table:table-cell table:style-name="ce71" table:formula="of:=SUMIF([$Data.$G$10:.$G$1002];[.$A59];[$Data.S$10:.S$1002])" office:value-type="float" office:value="0" calcext:value-type="float">
            <text:p>0</text:p>
          </table:table-cell>
          <table:table-cell table:style-name="ce71" table:formula="of:=SUMIF([$Data.$G$10:.$G$1002];[.$A59];[$Data.T$10:.T$1002])" office:value-type="float" office:value="0" calcext:value-type="float">
            <text:p>0</text:p>
          </table:table-cell>
          <table:table-cell table:style-name="ce71" table:formula="of:=SUMIF([$Data.$G$10:.$G$1002];[.$A59];[$Data.U$10:.U$1002])" office:value-type="float" office:value="0" calcext:value-type="float">
            <text:p>0</text:p>
          </table:table-cell>
          <table:table-cell table:style-name="ce71" table:formula="of:=SUMIF([$Data.$G$10:.$G$1002];[.$A59];[$Data.V$10:.V$1002])" office:value-type="float" office:value="0" calcext:value-type="float">
            <text:p>0</text:p>
          </table:table-cell>
          <table:table-cell table:style-name="ce71" table:formula="of:=SUMIF([$Data.$G$10:.$G$1002];[.$A59];[$Data.W$10:.W$1002])" office:value-type="float" office:value="0" calcext:value-type="float">
            <text:p>0</text:p>
          </table:table-cell>
          <table:table-cell table:style-name="ce71" table:formula="of:=SUMIF([$Data.$G$10:.$G$1002];[.$A59];[$Data.X$10:.X$1002])" office:value-type="float" office:value="0" calcext:value-type="float">
            <text:p>0</text:p>
          </table:table-cell>
          <table:table-cell table:style-name="ce71" table:formula="of:=SUMIF([$Data.$G$10:.$G$1002];[.$A59];[$Data.Y$10:.Y$1002])" office:value-type="float" office:value="0" calcext:value-type="float">
            <text:p>0</text:p>
          </table:table-cell>
          <table:table-cell table:style-name="ce71" table:formula="of:=SUMIF([$Data.$G$10:.$G$1002];[.$A59];[$Data.Z$10:.Z$1002])" office:value-type="float" office:value="0" calcext:value-type="float">
            <text:p>0</text:p>
          </table:table-cell>
          <table:table-cell table:style-name="ce71" table:formula="of:=SUMIF([$Data.$G$10:.$G$1002];[.$A59];[$Data.AA$10:.AA$1002])" office:value-type="float" office:value="0" calcext:value-type="float">
            <text:p>0</text:p>
          </table:table-cell>
          <table:table-cell table:style-name="ce71" table:formula="of:=SUMIF([$Data.$G$10:.$G$1002];[.$A59];[$Data.AB$10:.AB$1002])" office:value-type="float" office:value="0" calcext:value-type="float">
            <text:p>0</text:p>
          </table:table-cell>
          <table:table-cell table:style-name="ce71" table:formula="of:=SUMIF([$Data.$G$10:.$G$1002];[.$A59];[$Data.AC$10:.AC$1002])" office:value-type="float" office:value="0" calcext:value-type="float">
            <text:p>0</text:p>
          </table:table-cell>
          <table:table-cell table:style-name="ce71" table:formula="of:=SUMIF([$Data.$G$10:.$G$1002];[.$A59];[$Data.AD$10:.AD$1002])" office:value-type="float" office:value="0" calcext:value-type="float">
            <text:p>0</text:p>
          </table:table-cell>
          <table:table-cell table:style-name="ce71" table:formula="of:=SUMIF([$Data.$G$10:.$G$1002];[.$A59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7" table:formula="of:=[$Config.C16]" office:value-type="float" office:value="0" calcext:value-type="float">
            <text:p>0</text:p>
          </table:table-cell>
          <table:table-cell table:style-name="ce71" table:formula="of:=SUMIF([$Data.$G$10:.$G$1002];[.$A60];[$Data.H$10:.H$1002])" office:value-type="float" office:value="0" calcext:value-type="float">
            <text:p>0</text:p>
          </table:table-cell>
          <table:table-cell table:style-name="ce71" table:formula="of:=SUMIF([$Data.$G$10:.$G$1002];[.$A60];[$Data.I$10:.I$1002])" office:value-type="float" office:value="0" calcext:value-type="float">
            <text:p>0</text:p>
          </table:table-cell>
          <table:table-cell table:style-name="ce71" table:formula="of:=SUMIF([$Data.$G$10:.$G$1002];[.$A60];[$Data.J$10:.J$1002])" office:value-type="float" office:value="0" calcext:value-type="float">
            <text:p>0</text:p>
          </table:table-cell>
          <table:table-cell table:style-name="ce71" table:formula="of:=SUMIF([$Data.$G$10:.$G$1002];[.$A60];[$Data.K$10:.K$1002])" office:value-type="float" office:value="0" calcext:value-type="float">
            <text:p>0</text:p>
          </table:table-cell>
          <table:table-cell table:style-name="ce71" table:formula="of:=SUMIF([$Data.$G$10:.$G$1002];[.$A60];[$Data.L$10:.L$1002])" office:value-type="float" office:value="0" calcext:value-type="float">
            <text:p>0</text:p>
          </table:table-cell>
          <table:table-cell table:style-name="ce71" table:formula="of:=SUMIF([$Data.$G$10:.$G$1002];[.$A60];[$Data.M$10:.M$1002])" office:value-type="float" office:value="0" calcext:value-type="float">
            <text:p>0</text:p>
          </table:table-cell>
          <table:table-cell table:style-name="ce71" table:formula="of:=SUMIF([$Data.$G$10:.$G$1002];[.$A60];[$Data.N$10:.N$1002])" office:value-type="float" office:value="0" calcext:value-type="float">
            <text:p>0</text:p>
          </table:table-cell>
          <table:table-cell table:style-name="ce71" table:formula="of:=SUMIF([$Data.$G$10:.$G$1002];[.$A60];[$Data.O$10:.O$1002])" office:value-type="float" office:value="0" calcext:value-type="float">
            <text:p>0</text:p>
          </table:table-cell>
          <table:table-cell table:style-name="ce71" table:formula="of:=SUMIF([$Data.$G$10:.$G$1002];[.$A60];[$Data.P$10:.P$1002])" office:value-type="float" office:value="0" calcext:value-type="float">
            <text:p>0</text:p>
          </table:table-cell>
          <table:table-cell table:style-name="ce71" table:formula="of:=SUMIF([$Data.$G$10:.$G$1002];[.$A60];[$Data.Q$10:.Q$1002])" office:value-type="float" office:value="0" calcext:value-type="float">
            <text:p>0</text:p>
          </table:table-cell>
          <table:table-cell table:style-name="ce71" table:formula="of:=SUMIF([$Data.$G$10:.$G$1002];[.$A60];[$Data.R$10:.R$1002])" office:value-type="float" office:value="0" calcext:value-type="float">
            <text:p>0</text:p>
          </table:table-cell>
          <table:table-cell table:style-name="ce71" table:formula="of:=SUMIF([$Data.$G$10:.$G$1002];[.$A60];[$Data.S$10:.S$1002])" office:value-type="float" office:value="0" calcext:value-type="float">
            <text:p>0</text:p>
          </table:table-cell>
          <table:table-cell table:style-name="ce71" table:formula="of:=SUMIF([$Data.$G$10:.$G$1002];[.$A60];[$Data.T$10:.T$1002])" office:value-type="float" office:value="0" calcext:value-type="float">
            <text:p>0</text:p>
          </table:table-cell>
          <table:table-cell table:style-name="ce71" table:formula="of:=SUMIF([$Data.$G$10:.$G$1002];[.$A60];[$Data.U$10:.U$1002])" office:value-type="float" office:value="0" calcext:value-type="float">
            <text:p>0</text:p>
          </table:table-cell>
          <table:table-cell table:style-name="ce71" table:formula="of:=SUMIF([$Data.$G$10:.$G$1002];[.$A60];[$Data.V$10:.V$1002])" office:value-type="float" office:value="0" calcext:value-type="float">
            <text:p>0</text:p>
          </table:table-cell>
          <table:table-cell table:style-name="ce71" table:formula="of:=SUMIF([$Data.$G$10:.$G$1002];[.$A60];[$Data.W$10:.W$1002])" office:value-type="float" office:value="0" calcext:value-type="float">
            <text:p>0</text:p>
          </table:table-cell>
          <table:table-cell table:style-name="ce71" table:formula="of:=SUMIF([$Data.$G$10:.$G$1002];[.$A60];[$Data.X$10:.X$1002])" office:value-type="float" office:value="0" calcext:value-type="float">
            <text:p>0</text:p>
          </table:table-cell>
          <table:table-cell table:style-name="ce71" table:formula="of:=SUMIF([$Data.$G$10:.$G$1002];[.$A60];[$Data.Y$10:.Y$1002])" office:value-type="float" office:value="0" calcext:value-type="float">
            <text:p>0</text:p>
          </table:table-cell>
          <table:table-cell table:style-name="ce71" table:formula="of:=SUMIF([$Data.$G$10:.$G$1002];[.$A60];[$Data.Z$10:.Z$1002])" office:value-type="float" office:value="0" calcext:value-type="float">
            <text:p>0</text:p>
          </table:table-cell>
          <table:table-cell table:style-name="ce71" table:formula="of:=SUMIF([$Data.$G$10:.$G$1002];[.$A60];[$Data.AA$10:.AA$1002])" office:value-type="float" office:value="0" calcext:value-type="float">
            <text:p>0</text:p>
          </table:table-cell>
          <table:table-cell table:style-name="ce71" table:formula="of:=SUMIF([$Data.$G$10:.$G$1002];[.$A60];[$Data.AB$10:.AB$1002])" office:value-type="float" office:value="0" calcext:value-type="float">
            <text:p>0</text:p>
          </table:table-cell>
          <table:table-cell table:style-name="ce71" table:formula="of:=SUMIF([$Data.$G$10:.$G$1002];[.$A60];[$Data.AC$10:.AC$1002])" office:value-type="float" office:value="0" calcext:value-type="float">
            <text:p>0</text:p>
          </table:table-cell>
          <table:table-cell table:style-name="ce71" table:formula="of:=SUMIF([$Data.$G$10:.$G$1002];[.$A60];[$Data.AD$10:.AD$1002])" office:value-type="float" office:value="0" calcext:value-type="float">
            <text:p>0</text:p>
          </table:table-cell>
          <table:table-cell table:style-name="ce71" table:formula="of:=SUMIF([$Data.$G$10:.$G$1002];[.$A60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7" table:formula="of:=[$Config.C17]" office:value-type="float" office:value="0" calcext:value-type="float">
            <text:p>0</text:p>
          </table:table-cell>
          <table:table-cell table:style-name="ce71" table:formula="of:=SUMIF([$Data.$G$10:.$G$1002];[.$A61];[$Data.H$10:.H$1002])" office:value-type="float" office:value="0" calcext:value-type="float">
            <text:p>0</text:p>
          </table:table-cell>
          <table:table-cell table:style-name="ce71" table:formula="of:=SUMIF([$Data.$G$10:.$G$1002];[.$A61];[$Data.I$10:.I$1002])" office:value-type="float" office:value="0" calcext:value-type="float">
            <text:p>0</text:p>
          </table:table-cell>
          <table:table-cell table:style-name="ce71" table:formula="of:=SUMIF([$Data.$G$10:.$G$1002];[.$A61];[$Data.J$10:.J$1002])" office:value-type="float" office:value="0" calcext:value-type="float">
            <text:p>0</text:p>
          </table:table-cell>
          <table:table-cell table:style-name="ce71" table:formula="of:=SUMIF([$Data.$G$10:.$G$1002];[.$A61];[$Data.K$10:.K$1002])" office:value-type="float" office:value="0" calcext:value-type="float">
            <text:p>0</text:p>
          </table:table-cell>
          <table:table-cell table:style-name="ce71" table:formula="of:=SUMIF([$Data.$G$10:.$G$1002];[.$A61];[$Data.L$10:.L$1002])" office:value-type="float" office:value="0" calcext:value-type="float">
            <text:p>0</text:p>
          </table:table-cell>
          <table:table-cell table:style-name="ce71" table:formula="of:=SUMIF([$Data.$G$10:.$G$1002];[.$A61];[$Data.M$10:.M$1002])" office:value-type="float" office:value="0" calcext:value-type="float">
            <text:p>0</text:p>
          </table:table-cell>
          <table:table-cell table:style-name="ce71" table:formula="of:=SUMIF([$Data.$G$10:.$G$1002];[.$A61];[$Data.N$10:.N$1002])" office:value-type="float" office:value="0" calcext:value-type="float">
            <text:p>0</text:p>
          </table:table-cell>
          <table:table-cell table:style-name="ce71" table:formula="of:=SUMIF([$Data.$G$10:.$G$1002];[.$A61];[$Data.O$10:.O$1002])" office:value-type="float" office:value="0" calcext:value-type="float">
            <text:p>0</text:p>
          </table:table-cell>
          <table:table-cell table:style-name="ce71" table:formula="of:=SUMIF([$Data.$G$10:.$G$1002];[.$A61];[$Data.P$10:.P$1002])" office:value-type="float" office:value="0" calcext:value-type="float">
            <text:p>0</text:p>
          </table:table-cell>
          <table:table-cell table:style-name="ce71" table:formula="of:=SUMIF([$Data.$G$10:.$G$1002];[.$A61];[$Data.Q$10:.Q$1002])" office:value-type="float" office:value="0" calcext:value-type="float">
            <text:p>0</text:p>
          </table:table-cell>
          <table:table-cell table:style-name="ce71" table:formula="of:=SUMIF([$Data.$G$10:.$G$1002];[.$A61];[$Data.R$10:.R$1002])" office:value-type="float" office:value="0" calcext:value-type="float">
            <text:p>0</text:p>
          </table:table-cell>
          <table:table-cell table:style-name="ce71" table:formula="of:=SUMIF([$Data.$G$10:.$G$1002];[.$A61];[$Data.S$10:.S$1002])" office:value-type="float" office:value="0" calcext:value-type="float">
            <text:p>0</text:p>
          </table:table-cell>
          <table:table-cell table:style-name="ce71" table:formula="of:=SUMIF([$Data.$G$10:.$G$1002];[.$A61];[$Data.T$10:.T$1002])" office:value-type="float" office:value="0" calcext:value-type="float">
            <text:p>0</text:p>
          </table:table-cell>
          <table:table-cell table:style-name="ce71" table:formula="of:=SUMIF([$Data.$G$10:.$G$1002];[.$A61];[$Data.U$10:.U$1002])" office:value-type="float" office:value="0" calcext:value-type="float">
            <text:p>0</text:p>
          </table:table-cell>
          <table:table-cell table:style-name="ce71" table:formula="of:=SUMIF([$Data.$G$10:.$G$1002];[.$A61];[$Data.V$10:.V$1002])" office:value-type="float" office:value="0" calcext:value-type="float">
            <text:p>0</text:p>
          </table:table-cell>
          <table:table-cell table:style-name="ce71" table:formula="of:=SUMIF([$Data.$G$10:.$G$1002];[.$A61];[$Data.W$10:.W$1002])" office:value-type="float" office:value="0" calcext:value-type="float">
            <text:p>0</text:p>
          </table:table-cell>
          <table:table-cell table:style-name="ce71" table:formula="of:=SUMIF([$Data.$G$10:.$G$1002];[.$A61];[$Data.X$10:.X$1002])" office:value-type="float" office:value="0" calcext:value-type="float">
            <text:p>0</text:p>
          </table:table-cell>
          <table:table-cell table:style-name="ce71" table:formula="of:=SUMIF([$Data.$G$10:.$G$1002];[.$A61];[$Data.Y$10:.Y$1002])" office:value-type="float" office:value="0" calcext:value-type="float">
            <text:p>0</text:p>
          </table:table-cell>
          <table:table-cell table:style-name="ce71" table:formula="of:=SUMIF([$Data.$G$10:.$G$1002];[.$A61];[$Data.Z$10:.Z$1002])" office:value-type="float" office:value="0" calcext:value-type="float">
            <text:p>0</text:p>
          </table:table-cell>
          <table:table-cell table:style-name="ce71" table:formula="of:=SUMIF([$Data.$G$10:.$G$1002];[.$A61];[$Data.AA$10:.AA$1002])" office:value-type="float" office:value="0" calcext:value-type="float">
            <text:p>0</text:p>
          </table:table-cell>
          <table:table-cell table:style-name="ce71" table:formula="of:=SUMIF([$Data.$G$10:.$G$1002];[.$A61];[$Data.AB$10:.AB$1002])" office:value-type="float" office:value="0" calcext:value-type="float">
            <text:p>0</text:p>
          </table:table-cell>
          <table:table-cell table:style-name="ce71" table:formula="of:=SUMIF([$Data.$G$10:.$G$1002];[.$A61];[$Data.AC$10:.AC$1002])" office:value-type="float" office:value="0" calcext:value-type="float">
            <text:p>0</text:p>
          </table:table-cell>
          <table:table-cell table:style-name="ce71" table:formula="of:=SUMIF([$Data.$G$10:.$G$1002];[.$A61];[$Data.AD$10:.AD$1002])" office:value-type="float" office:value="0" calcext:value-type="float">
            <text:p>0</text:p>
          </table:table-cell>
          <table:table-cell table:style-name="ce71" table:formula="of:=SUMIF([$Data.$G$10:.$G$1002];[.$A61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7" table:formula="of:=[$Config.C18]" office:value-type="float" office:value="0" calcext:value-type="float">
            <text:p>0</text:p>
          </table:table-cell>
          <table:table-cell table:style-name="ce71" table:formula="of:=SUMIF([$Data.$G$10:.$G$1002];[.$A62];[$Data.H$10:.H$1002])" office:value-type="float" office:value="0" calcext:value-type="float">
            <text:p>0</text:p>
          </table:table-cell>
          <table:table-cell table:style-name="ce71" table:formula="of:=SUMIF([$Data.$G$10:.$G$1002];[.$A62];[$Data.I$10:.I$1002])" office:value-type="float" office:value="0" calcext:value-type="float">
            <text:p>0</text:p>
          </table:table-cell>
          <table:table-cell table:style-name="ce71" table:formula="of:=SUMIF([$Data.$G$10:.$G$1002];[.$A62];[$Data.J$10:.J$1002])" office:value-type="float" office:value="0" calcext:value-type="float">
            <text:p>0</text:p>
          </table:table-cell>
          <table:table-cell table:style-name="ce71" table:formula="of:=SUMIF([$Data.$G$10:.$G$1002];[.$A62];[$Data.K$10:.K$1002])" office:value-type="float" office:value="0" calcext:value-type="float">
            <text:p>0</text:p>
          </table:table-cell>
          <table:table-cell table:style-name="ce71" table:formula="of:=SUMIF([$Data.$G$10:.$G$1002];[.$A62];[$Data.L$10:.L$1002])" office:value-type="float" office:value="0" calcext:value-type="float">
            <text:p>0</text:p>
          </table:table-cell>
          <table:table-cell table:style-name="ce71" table:formula="of:=SUMIF([$Data.$G$10:.$G$1002];[.$A62];[$Data.M$10:.M$1002])" office:value-type="float" office:value="0" calcext:value-type="float">
            <text:p>0</text:p>
          </table:table-cell>
          <table:table-cell table:style-name="ce71" table:formula="of:=SUMIF([$Data.$G$10:.$G$1002];[.$A62];[$Data.N$10:.N$1002])" office:value-type="float" office:value="0" calcext:value-type="float">
            <text:p>0</text:p>
          </table:table-cell>
          <table:table-cell table:style-name="ce71" table:formula="of:=SUMIF([$Data.$G$10:.$G$1002];[.$A62];[$Data.O$10:.O$1002])" office:value-type="float" office:value="0" calcext:value-type="float">
            <text:p>0</text:p>
          </table:table-cell>
          <table:table-cell table:style-name="ce71" table:formula="of:=SUMIF([$Data.$G$10:.$G$1002];[.$A62];[$Data.P$10:.P$1002])" office:value-type="float" office:value="0" calcext:value-type="float">
            <text:p>0</text:p>
          </table:table-cell>
          <table:table-cell table:style-name="ce71" table:formula="of:=SUMIF([$Data.$G$10:.$G$1002];[.$A62];[$Data.Q$10:.Q$1002])" office:value-type="float" office:value="0" calcext:value-type="float">
            <text:p>0</text:p>
          </table:table-cell>
          <table:table-cell table:style-name="ce71" table:formula="of:=SUMIF([$Data.$G$10:.$G$1002];[.$A62];[$Data.R$10:.R$1002])" office:value-type="float" office:value="0" calcext:value-type="float">
            <text:p>0</text:p>
          </table:table-cell>
          <table:table-cell table:style-name="ce71" table:formula="of:=SUMIF([$Data.$G$10:.$G$1002];[.$A62];[$Data.S$10:.S$1002])" office:value-type="float" office:value="0" calcext:value-type="float">
            <text:p>0</text:p>
          </table:table-cell>
          <table:table-cell table:style-name="ce71" table:formula="of:=SUMIF([$Data.$G$10:.$G$1002];[.$A62];[$Data.T$10:.T$1002])" office:value-type="float" office:value="0" calcext:value-type="float">
            <text:p>0</text:p>
          </table:table-cell>
          <table:table-cell table:style-name="ce71" table:formula="of:=SUMIF([$Data.$G$10:.$G$1002];[.$A62];[$Data.U$10:.U$1002])" office:value-type="float" office:value="0" calcext:value-type="float">
            <text:p>0</text:p>
          </table:table-cell>
          <table:table-cell table:style-name="ce71" table:formula="of:=SUMIF([$Data.$G$10:.$G$1002];[.$A62];[$Data.V$10:.V$1002])" office:value-type="float" office:value="0" calcext:value-type="float">
            <text:p>0</text:p>
          </table:table-cell>
          <table:table-cell table:style-name="ce71" table:formula="of:=SUMIF([$Data.$G$10:.$G$1002];[.$A62];[$Data.W$10:.W$1002])" office:value-type="float" office:value="0" calcext:value-type="float">
            <text:p>0</text:p>
          </table:table-cell>
          <table:table-cell table:style-name="ce71" table:formula="of:=SUMIF([$Data.$G$10:.$G$1002];[.$A62];[$Data.X$10:.X$1002])" office:value-type="float" office:value="0" calcext:value-type="float">
            <text:p>0</text:p>
          </table:table-cell>
          <table:table-cell table:style-name="ce71" table:formula="of:=SUMIF([$Data.$G$10:.$G$1002];[.$A62];[$Data.Y$10:.Y$1002])" office:value-type="float" office:value="0" calcext:value-type="float">
            <text:p>0</text:p>
          </table:table-cell>
          <table:table-cell table:style-name="ce71" table:formula="of:=SUMIF([$Data.$G$10:.$G$1002];[.$A62];[$Data.Z$10:.Z$1002])" office:value-type="float" office:value="0" calcext:value-type="float">
            <text:p>0</text:p>
          </table:table-cell>
          <table:table-cell table:style-name="ce71" table:formula="of:=SUMIF([$Data.$G$10:.$G$1002];[.$A62];[$Data.AA$10:.AA$1002])" office:value-type="float" office:value="0" calcext:value-type="float">
            <text:p>0</text:p>
          </table:table-cell>
          <table:table-cell table:style-name="ce71" table:formula="of:=SUMIF([$Data.$G$10:.$G$1002];[.$A62];[$Data.AB$10:.AB$1002])" office:value-type="float" office:value="0" calcext:value-type="float">
            <text:p>0</text:p>
          </table:table-cell>
          <table:table-cell table:style-name="ce71" table:formula="of:=SUMIF([$Data.$G$10:.$G$1002];[.$A62];[$Data.AC$10:.AC$1002])" office:value-type="float" office:value="0" calcext:value-type="float">
            <text:p>0</text:p>
          </table:table-cell>
          <table:table-cell table:style-name="ce71" table:formula="of:=SUMIF([$Data.$G$10:.$G$1002];[.$A62];[$Data.AD$10:.AD$1002])" office:value-type="float" office:value="0" calcext:value-type="float">
            <text:p>0</text:p>
          </table:table-cell>
          <table:table-cell table:style-name="ce71" table:formula="of:=SUMIF([$Data.$G$10:.$G$1002];[.$A62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981">
          <table:table-cell/>
          <table:table-cell table:style-name="ce72" table:number-columns-repeated="24"/>
          <table:table-cell table:number-columns-repeated="999"/>
        </table:table-row>
        <table:table-row table:style-name="ro1" table:number-rows-repeated="1047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7_3_7_3_2" table:base-cell-address="$Data.$H$4" table:expression="IF([.H5]=&quot;&quot;;&quot; &quot;;CHOOSE(WEEKDAY([.H5];2);&quot;L&quot;;&quot;M&quot;;&quot;X&quot;;&quot;J&quot;;&quot;V&quot;;&quot;S&quot;;&quot;D&quot;))"/>
        <table:named-expression table:name="SHARED_FORMULA_8_5_8_5_2" table:base-cell-address="$Data.$I$6" table:expression="COUNTIF([.I10:.I1002];&quot;&gt;0&quot;)"/>
        <table:named-expression table:name="SHARED_FORMULA_8_6_8_6_2" table:base-cell-address="$Data.$I$7" table:expression="SUM([.I9:.I1002])"/>
      </table:named-expressions>
      <table:database-ranges>
        <table:database-range table:name="__Anonymous_Sheet_DB__2" table:target-range-address="Data.A9:Data.G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1P0"/>
    </number:currency-style>
    <number:number-style style:name="N103P0" style:volatile="true">
      <number:text>€ </number:text>
      <number:number number:decimal-places="0" number:min-integer-digits="1" number:grouping="true"/>
    </number:number-style>
    <number:number-style style:name="N103">
      <number:text>-€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style:text-properties fo:color="#ff0000"/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2" number:min-integer-digits="1" number:grouping="true"/>
    </number:number-style>
    <number:number-style style:name="N105">
      <number:text>-€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style:text-properties fo:color="#ff0000"/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112P1" style:volatile="true">
      <number:text>-€ </number:text>
      <number:fill-character> </number:fill-character>
      <number:number number:decimal-places="0" number:min-integer-digits="1" number:grouping="true"/>
      <number:text> </number:text>
    </number:number-style>
    <number:number-style style:name="N112P2" style:volatile="true">
      <number:text> €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114P1" style:volatile="true">
      <number:text>-€ </number:text>
      <number:fill-character> </number:fill-character>
      <number:number number:decimal-places="2" number:min-integer-digits="1" number:grouping="true"/>
      <number:text> </number:text>
    </number:number-style>
    <number:number-style style:name="N114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Sí</number:text>
    </number:number-style>
    <number:number-style style:name="N127P1" style:volatile="true">
      <number:text>Sí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Verdadero</number:text>
    </number:number-style>
    <number:number-style style:name="N128P1" style:volatile="true">
      <number:text>Verdadero</number:text>
    </number:number-style>
    <number:number-style style:name="N128">
      <number:text>Fals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Activado</number:text>
    </number:number-style>
    <number:number-style style:name="N129P1" style:volatile="true">
      <number:text>Activado</number:text>
    </number:number-style>
    <number:number-style style:name="N129">
      <number:text>Desactivado</number:text>
      <style:map style:condition="value()&gt;0" style:apply-style-name="N129P0"/>
      <style:map style:condition="value()&lt;0" style:apply-style-name="N129P1"/>
    </number:number-style>
    <number:currency-style style:name="N13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0P0"/>
    </number:currency-style>
    <number:date-style style:name="N10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4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4" number:language="es" number:country="ES">
      <number:text-content/>
      <style:map style:condition="value()&gt;=0" style:apply-style-name="N10104P0"/>
    </number:text-style>
    <number:date-style style:name="N10105P0" style:volatile="true" number:language="es" number:country="ES">
      <number:day/>
      <number:text>-</number:text>
      <number:month number:textual="true"/>
    </number:date-style>
    <number:text-style style:name="N10105" number:language="es" number:country="ES">
      <number:text-content/>
      <style:map style:condition="value()&gt;=0" style:apply-style-name="N10105P0"/>
    </number:text-style>
    <style:style style:name="Default" style:family="table-cell">
      <style:table-cell-properties fo:padding="0.071cm" style:rotation-align="none"/>
      <style:text-properties style:font-name="Arial" fo:font-family="Arial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ffff99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3_5f_1_5f_3" style:display-name="Excel_CondFormat_3_1_3" style:family="table-cell" style:parent-style-name="Default">
      <style:table-cell-properties fo:background-color="#1fb714"/>
    </style:style>
    <style:style style:name="Excel_5f_CondFormat_5f_3_5f_2_5f_1" style:display-name="Excel_CondFormat_3_2_1" style:family="table-cell" style:parent-style-name="Default">
      <style:table-cell-properties fo:background-color="#dd0806"/>
    </style:style>
    <style:style style:name="Excel_5f_CondFormat_5f_3_5f_2_5f_2" style:display-name="Excel_CondFormat_3_2_2" style:family="table-cell" style:parent-style-name="Default">
      <style:table-cell-properties fo:background-color="#dd0806"/>
    </style:style>
    <style:style style:name="Excel_5f_CondFormat_5f_3_5f_3_5f_1" style:display-name="Excel_CondFormat_3_3_1" style:family="table-cell" style:parent-style-name="Default">
      <style:table-cell-properties fo:background-color="#ccffff"/>
    </style:style>
    <style:style style:name="Excel_5f_CondFormat_5f_3_5f_3_5f_2" style:display-name="Excel_CondFormat_3_3_2" style:family="table-cell" style:parent-style-name="Default">
      <style:table-cell-properties fo:background-color="#ccffcc"/>
    </style:style>
    <style:style style:name="Excel_5f_CondFormat_5f_3_5f_3_5f_3" style:display-name="Excel_CondFormat_3_3_3" style:family="table-cell" style:parent-style-name="Default">
      <style:table-cell-properties fo:background-color="#1fb714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cm" fo:margin-left="0.273cm" fo:margin-right="0.503cm" fo:margin-bottom="0cm"/>
      </style:header-style>
      <style:footer-style>
        <style:header-footer-properties fo:min-height="0.75cm" fo:margin-left="0.273cm" fo:margin-right="0.503cm" fo:margin-top="0cm"/>
      </style:footer-style>
    </style:page-layout>
    <style:page-layout style:name="Mpm4">
      <style:page-layout-properties style:num-format="1" style:print-orientation="portrait" fo:margin-top="2.499cm" fo:margin-bottom="0.499cm" fo:margin-left="2cm" fo:margin-right="2cm" style:first-page-number="continue" style:scale-to="100%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647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0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64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4">
      <style:header style:display="false"/>
      <style:header-left style:display="false"/>
      <style:footer/>
      <style:footer-left style:display="false"/>
    </style:master-page>
    <style:master-page style:name="PageStyle_5f_Data" style:display-name="PageStyle_Data" style:page-layout-name="Mpm5">
      <style:header style:display="false"/>
      <style:header-left style:display="false"/>
      <style:footer/>
      <style:footer-left style:display="false"/>
    </style:master-page>
    <style:master-page style:name="PageStyle_5f_Graphs" style:display-name="PageStyle_Graphs" style:page-layout-name="Mpm5">
      <style:header style:display="false"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para sprints</dc:title>
    <dc:description>Rev. 0.1</dc:description>
    <meta:initial-creator>Juan Palacio</meta:initial-creator>
    <meta:creation-date>2006-01-21T18:04:17</meta:creation-date>
    <dc:date>2014-03-28T21:38:15.974720655</dc:date>
    <meta:print-date>2008-03-02T13:03:16</meta:print-date>
    <meta:generator>LibreOffice/4.1.3.2$Linux_X86_64 LibreOffice_project/410m0$Build-2</meta:generator>
    <meta:editing-duration>P0D</meta:editing-duration>
    <meta:editing-cycles>1</meta:editing-cycles>
    <meta:document-statistic meta:table-count="4" meta:cell-count="36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05P0" style:volatile="true" number:language="es" number:country="ES">
      <number:day/>
      <number:text>-</number:text>
      <number:month number:textual="true"/>
    </number:date-style>
    <number:text-style style:name="N10105" number:language="es" number:country="ES">
      <number:text-content/>
      <style:map style:condition="value()&gt;=0" style:apply-style-name="N10105P0"/>
    </number:text-style>
    <style:style style:name="ch1" style:family="chart">
      <style:graphic-properties draw:stroke="solid" svg:stroke-color="#808080" draw:fill="none" draw:fill-color="#000000"/>
    </style:style>
    <style:style style:name="ch2" style:family="chart"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graphic-properties svg:stroke-width="0.035cm"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4" style:family="chart">
      <style:chart-properties chart:include-hidden-cells="false" chart:treat-empty-cells="use-zero"/>
    </style:style>
    <style:style style:name="ch5" style:family="chart" style:data-style-name="N10105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text-properties fo:color="#000000" fo:font-family="Arial" fo:font-size="11pt" style:font-size-asian="11pt" style:font-size-complex="11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969696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498cm" svg:height="6.493cm" xlink:href=".." xlink:type="simple" chart:class="chart:area" chart:style-name="ch1">
        <chart:title svg:x="8.495cm" svg:y="0.353cm" chart:style-name="ch2">
          <text:p>Effot Graphic</text:p>
        </chart:title>
        <chart:legend svg:x="16.093cm" svg:y="0.71cm" style:legend-expansion="custom" chartooo:width="3.457cm" chartooo:height="0.564cm" style:legend-expansion-aspect-ratio="6.12943262411348" chart:style-name="ch3"/>
        <chart:plot-area chart:style-name="ch4" table:cell-range-address="Data.H5:Data.AE5 Data.H7:Data.AE7" chart:data-source-has-labels="both" svg:x="1.567cm" svg:y="1.344cm" svg:width="18.406cm" svg:height="5.035cm">
          <chartooo:coordinate-region svg:x="2.345cm" svg:y="1.584cm" svg:width="17.628cm" svg:height="3.647cm"/>
          <chart:axis chart:dimension="x" chart:name="primary-x" chart:style-name="ch5" chartooo:axis-type="text">
            <chart:categories table:cell-range-address="Data.H5:Data.AE5"/>
          </chart:axis>
          <chart:axis chart:dimension="y" chart:name="primary-y" chart:style-name="ch6">
            <chart:title svg:x="0.541cm" svg:y="1.163cm" chart:style-name="ch7">
              <text:p>Remaining working hours</text:p>
            </chart:title>
            <chart:grid chart:style-name="ch8" chart:class="major"/>
          </chart:axis>
          <chart:series chart:style-name="ch9" chart:values-cell-range-address="Data.H7:Data.AE7" chart:label-cell-address="" chart:class="chart:area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ing Effort</text:p>
              </table:table-cell>
            </table:table-row>
          </table:table-header-rows>
          <table:table-rows>
            <table:table-row>
              <table:table-cell office:value-type="float" office:value="41726">
                <text:p>41730</text:p>
                <draw:g>
                  <svg:desc>Data.H5:Data.AE5</svg:desc>
                </draw:g>
              </table:table-cell>
              <table:table-cell office:value-type="float" office:value="8">
                <text:p>8</text:p>
                <draw:g>
                  <svg:desc>Data.H7:Data.AE7</svg:desc>
                </draw:g>
              </table:table-cell>
            </table:table-row>
            <table:table-row>
              <table:table-cell office:value-type="float" office:value="41727">
                <text:p>4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28">
                <text:p>4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29">
                <text:p>4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31">
                <text:p>4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0105P0" style:volatile="true" number:language="es" number:country="ES">
      <number:day/>
      <number:text>-</number:text>
      <number:month number:textual="true"/>
    </number:date-style>
    <number:text-style style:name="N10105" number:language="es" number:country="ES">
      <number:text-content/>
      <style:map style:condition="value()&gt;=0" style:apply-style-name="N10105P0"/>
    </number:text-style>
    <style:style style:name="ch1" style:family="chart">
      <style:graphic-properties draw:stroke="solid" svg:stroke-color="#808080" draw:fill="none" draw:fill-color="#000000"/>
    </style:style>
    <style:style style:name="ch2" style:family="chart"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105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text-properties fo:color="#000000" fo:font-family="Arial" fo:font-size="11pt" style:font-size-asian="11pt" style:font-size-complex="11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496cm" svg:height="6.494cm" xlink:href=".." xlink:type="simple" chart:class="chart:line" chart:style-name="ch1">
        <chart:title svg:x="8.719cm" svg:y="0.353cm" chart:style-name="ch2">
          <text:p>Tasks Graphic</text:p>
        </chart:title>
        <chart:legend svg:x="15.967cm" svg:y="0.634cm" style:legend-expansion="custom" chartooo:width="3.774cm" chartooo:height="0.564cm" style:legend-expansion-aspect-ratio="6.69148936170213" chart:style-name="ch3"/>
        <chart:plot-area chart:style-name="ch4" table:cell-range-address="Data.H5:Data.AE6" chart:data-source-has-labels="both" svg:x="1.49cm" svg:y="1.236cm" svg:width="18.501cm" svg:height="5.022cm">
          <chartooo:coordinate-region svg:x="2.268cm" svg:y="1.475cm" svg:width="17.723cm" svg:height="3.635cm"/>
          <chart:axis chart:dimension="x" chart:name="primary-x" chart:style-name="ch5" chartooo:axis-type="text">
            <chart:categories table:cell-range-address="Data.H5:Data.AE5"/>
          </chart:axis>
          <chart:axis chart:dimension="y" chart:name="primary-y" chart:style-name="ch6">
            <chart:title svg:x="0.316cm" svg:y="1.774cm" chart:style-name="ch7">
              <text:p>Remaining Taks   </text:p>
            </chart:title>
            <chart:grid chart:class="major"/>
          </chart:axis>
          <chart:series chart:style-name="ch8" chart:values-cell-range-address="Data.H6:Data.AE6" chart:label-cell-address="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ing Tasks</text:p>
              </table:table-cell>
            </table:table-row>
          </table:table-header-rows>
          <table:table-rows>
            <table:table-row>
              <table:table-cell office:value-type="float" office:value="41726">
                <text:p>41730</text:p>
                <draw:g>
                  <svg:desc>Data.H5:Data.AE5</svg:desc>
                </draw:g>
              </table:table-cell>
              <table:table-cell office:value-type="float" office:value="NaN">
                <text:p>NaN</text:p>
                <draw:g>
                  <svg:desc>Data.H6:Data.AE6</svg:desc>
                </draw:g>
              </table:table-cell>
            </table:table-row>
            <table:table-row>
              <table:table-cell office:value-type="float" office:value="41727">
                <text:p>4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28">
                <text:p>4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29">
                <text:p>4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31">
                <text:p>4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0105P0" style:volatile="true" number:language="es" number:country="ES">
      <number:day/>
      <number:text>-</number:text>
      <number:month number:textual="true"/>
    </number:date-style>
    <number:text-style style:name="N10105" number:language="es" number:country="ES">
      <number:text-content/>
      <style:map style:condition="value()&gt;=0" style:apply-style-name="N10105P0"/>
    </number:text-style>
    <style:style style:name="ch1" style:family="chart">
      <style:graphic-properties draw:stroke="solid" svg:stroke-color="#808080"/>
    </style:style>
    <style:style style:name="ch2" style:family="chart"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10105">
      <style:chart-properties chart:display-label="true" chart:logarithmic="false" chart:reverse-direction="false" text:line-break="false" chart:link-data-style-to-source="false" chart:axis-position="0" chart:tick-mark-position="at-axis" style:rotation-angle="45"/>
      <style:text-properties fo:color="#000000" fo:font-family="Arial" fo:font-size="5pt" style:font-size-asian="5pt" style:font-size-complex="5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90" draw:fill-color="#00009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20884" draw:fill-color="#f20884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cf305" draw:fill-color="#fcf305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x" chart:symbol-width="0.176cm" chart:symbol-height="0.176cm"/>
      <style:graphic-properties svg:stroke-width="0.035cm" svg:stroke-color="#00abea" draw:fill-color="#00abea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sterisk" chart:symbol-width="0.176cm" chart:symbol-height="0.176cm"/>
      <style:graphic-properties svg:stroke-width="0.035cm" svg:stroke-color="#4600a5" draw:fill-color="#4600a5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c0c0c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0.594cm" svg:height="6.491cm" xlink:href=".." xlink:type="simple" chart:class="chart:line" chart:style-name="ch1">
        <chart:title svg:x="8.721cm" svg:y="0.353cm" chart:style-name="ch2">
          <text:p>Members Graphic</text:p>
        </chart:title>
        <chart:legend svg:x="0.667cm" svg:y="0.526cm" style:legend-expansion="custom" chartooo:width="2.01cm" chartooo:height="6.032cm" style:legend-expansion-aspect-ratio="0.333222811671087" chart:style-name="ch3"/>
        <chart:plot-area chart:style-name="ch4" table:cell-range-address="Graphs.A57:Graphs.Y62" chart:data-source-has-labels="both" svg:x="3.907cm" svg:y="1.23cm" svg:width="16.435cm" svg:height="5.066cm">
          <chartooo:coordinate-region svg:x="4.404cm" svg:y="1.403cm" svg:width="15.938cm" svg:height="4.063cm"/>
          <chart:axis chart:dimension="x" chart:name="primary-x" chart:style-name="ch5" chartooo:axis-type="auto">
            <chartooo:date-scale chart:base-time-unit="days" chart:major-interval-value="1" chart:major-interval-unit="days" chart:minor-interval-value="1" chart:minor-interval-unit="days"/>
            <chart:categories table:cell-range-address="Graphs.B57:Graphs.Y57"/>
          </chart:axis>
          <chart:axis chart:dimension="y" chart:name="primary-y" chart:style-name="ch6">
            <chart:title svg:x="3.084cm" svg:y="0.758cm" chart:style-name="ch7">
              <text:p>Remaining Working Hours</text:p>
            </chart:title>
            <chart:grid chart:class="major"/>
          </chart:axis>
          <chart:series chart:style-name="ch8" chart:values-cell-range-address="Graphs.B58:Graphs.Y58" chart:label-cell-address="Graphs.A58:Graphs.A58" chart:class="chart:line">
            <chart:data-point chart:repeated="24"/>
          </chart:series>
          <chart:series chart:style-name="ch9" chart:values-cell-range-address="Graphs.B59:Graphs.Y59" chart:label-cell-address="Graphs.A59:Graphs.A59" chart:class="chart:line">
            <chart:data-point chart:repeated="24"/>
          </chart:series>
          <chart:series chart:style-name="ch10" chart:values-cell-range-address="Graphs.B60:Graphs.Y60" chart:label-cell-address="Graphs.A60:Graphs.A60" chart:class="chart:line">
            <chart:data-point chart:repeated="24"/>
          </chart:series>
          <chart:series chart:style-name="ch11" chart:values-cell-range-address="Graphs.B61:Graphs.Y61" chart:label-cell-address="Graphs.A61:Graphs.A61" chart:class="chart:line">
            <chart:data-point chart:repeated="24"/>
          </chart:series>
          <chart:series chart:style-name="ch12" chart:values-cell-range-address="Graphs.B62:Graphs.Y62" chart:label-cell-address="Graphs.A62:Graphs.A62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1726">
                <text:p>41730</text:p>
                <draw:g>
                  <svg:desc>Graphs.B57:Graphs.Y57</svg:desc>
                </draw:g>
              </table:table-cell>
              <table:table-cell office:value-type="float" office:value="41727">
                <text:p>41730</text:p>
              </table:table-cell>
              <table:table-cell office:value-type="float" office:value="41728">
                <text:p>41730</text:p>
              </table:table-cell>
              <table:table-cell office:value-type="float" office:value="41729">
                <text:p>41730</text:p>
              </table:table-cell>
              <table:table-cell office:value-type="float" office:value="41730">
                <text:p>41730</text:p>
              </table:table-cell>
              <table:table-cell office:value-type="float" office:value="41731">
                <text:p>4173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Graphs.A58:Graphs.A58</svg:desc>
                </draw:g>
              </table:table-cell>
              <table:table-cell office:value-type="float" office:value="0">
                <text:p>0</text:p>
                <draw:g>
                  <svg:desc>Graphs.B58:Graph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59:Graphs.A59</svg:desc>
                </draw:g>
              </table:table-cell>
              <table:table-cell office:value-type="float" office:value="0">
                <text:p>0</text:p>
                <draw:g>
                  <svg:desc>Graphs.B59:Graphs.Y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60:Graphs.A60</svg:desc>
                </draw:g>
              </table:table-cell>
              <table:table-cell office:value-type="float" office:value="0">
                <text:p>0</text:p>
                <draw:g>
                  <svg:desc>Graphs.B60:Graph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61:Graphs.A61</svg:desc>
                </draw:g>
              </table:table-cell>
              <table:table-cell office:value-type="float" office:value="0">
                <text:p>0</text:p>
                <draw:g>
                  <svg:desc>Graphs.B61:Graphs.Y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62:Graphs.A62</svg:desc>
                </draw:g>
              </table:table-cell>
              <table:table-cell office:value-type="float" office:value="0">
                <text:p>0</text:p>
                <draw:g>
                  <svg:desc>Graphs.B62:Graph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